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603920" table:style-name="ce5">
            <text:p>7.603.9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240670" table:style-name="ce6">
            <text:p>11.240.670</text:p>
          </table:table-cell>
          <table:table-cell office:value-type="float" office:value="11077111" table:style-name="ce6">
            <text:p>11.077.111</text:p>
          </table:table-cell>
          <table:table-cell office:value-type="percentage" office:value="0.98544935488720864" table:style-name="ce7">
            <text:p>98,5%</text:p>
          </table:table-cell>
          <table:table-cell office:value-type="float" office:value="6267416" table:style-name="ce5">
            <text:p>6.267.416</text:p>
          </table:table-cell>
          <table:table-cell office:value-type="float" office:value="5116571" table:style-name="ce5">
            <text:p>5.116.571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67425" table:style-name="ce5">
            <text:p>1.267.425</text:p>
          </table:table-cell>
          <table:table-cell office:value-type="float" office:value="179500" table:style-name="ce5">
            <text:p>179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97325" table:style-name="ce6">
            <text:p>1.797.325</text:p>
          </table:table-cell>
          <table:table-cell office:value-type="float" office:value="1768119" table:style-name="ce6">
            <text:p>1.768.119</text:p>
          </table:table-cell>
          <table:table-cell office:value-type="percentage" office:value="0.98375029557815086" table:style-name="ce7">
            <text:p>98,4%</text:p>
          </table:table-cell>
          <table:table-cell office:value-type="float" office:value="980325" table:style-name="ce5">
            <text:p>980.325</text:p>
          </table:table-cell>
          <table:table-cell office:value-type="float" office:value="885056" table:style-name="ce5">
            <text:p>885.056</text:p>
          </table:table-cell>
          <table:table-cell office:value-type="date" office:date-value="2021-08-14T00:00:00" table:style-name="ce8">
            <text:p>1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50395" table:style-name="ce5">
            <text:p>1.050.395</text:p>
          </table:table-cell>
          <table:table-cell office:value-type="float" office:value="143200" table:style-name="ce5">
            <text:p>143.2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79195" table:style-name="ce6">
            <text:p>1.479.195</text:p>
          </table:table-cell>
          <table:table-cell office:value-type="float" office:value="1484870" table:style-name="ce6">
            <text:p>1.484.870</text:p>
          </table:table-cell>
          <table:table-cell office:value-type="percentage" office:value="1.0038365462295371" table:style-name="ce7">
            <text:p>100,4%</text:p>
          </table:table-cell>
          <table:table-cell office:value-type="float" office:value="815361" table:style-name="ce5">
            <text:p>815.361</text:p>
          </table:table-cell>
          <table:table-cell office:value-type="float" office:value="718148" table:style-name="ce5">
            <text:p>718.148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027620" table:style-name="ce5">
            <text:p>1.027.620</text:p>
          </table:table-cell>
          <table:table-cell office:value-type="float" office:value="222200" table:style-name="ce5">
            <text:p>222.2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568620" table:style-name="ce6">
            <text:p>1.568.620</text:p>
          </table:table-cell>
          <table:table-cell office:value-type="float" office:value="1421257" table:style-name="ce6">
            <text:p>1.421.257</text:p>
          </table:table-cell>
          <table:table-cell office:value-type="percentage" office:value="0.90605564126429605" table:style-name="ce7">
            <text:p>90,6%</text:p>
          </table:table-cell>
          <table:table-cell office:value-type="float" office:value="798548" table:style-name="ce5">
            <text:p>798.548</text:p>
          </table:table-cell>
          <table:table-cell office:value-type="float" office:value="703192" table:style-name="ce5">
            <text:p>703.192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890690" table:style-name="ce5">
            <text:p>1.890.690</text:p>
          </table:table-cell>
          <table:table-cell office:value-type="float" office:value="370400" table:style-name="ce5">
            <text:p>370.4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898440" table:style-name="ce6">
            <text:p>2.898.440</text:p>
          </table:table-cell>
          <table:table-cell office:value-type="float" office:value="2720186" table:style-name="ce6">
            <text:p>2.720.186</text:p>
          </table:table-cell>
          <table:table-cell office:value-type="percentage" office:value="0.93850002070079075" table:style-name="ce7">
            <text:p>93,9%</text:p>
          </table:table-cell>
          <table:table-cell office:value-type="float" office:value="1562869" table:style-name="ce5">
            <text:p>1.562.869</text:p>
          </table:table-cell>
          <table:table-cell office:value-type="float" office:value="1297911" table:style-name="ce5">
            <text:p>1.297.911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58825" table:style-name="ce5">
            <text:p>558.825</text:p>
          </table:table-cell>
          <table:table-cell office:value-type="float" office:value="78400" table:style-name="ce5">
            <text:p>78.4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92375" table:style-name="ce6">
            <text:p>792.375</text:p>
          </table:table-cell>
          <table:table-cell office:value-type="float" office:value="762153" table:style-name="ce6">
            <text:p>762.153</text:p>
          </table:table-cell>
          <table:table-cell office:value-type="percentage" office:value="0.96185896829152862" table:style-name="ce7">
            <text:p>96,2%</text:p>
          </table:table-cell>
          <table:table-cell office:value-type="float" office:value="419960" table:style-name="ce5">
            <text:p>419.960</text:p>
          </table:table-cell>
          <table:table-cell office:value-type="float" office:value="371761" table:style-name="ce5">
            <text:p>371.761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61395" table:style-name="ce5">
            <text:p>2.461.395</text:p>
          </table:table-cell>
          <table:table-cell office:value-type="float" office:value="344800" table:style-name="ce5">
            <text:p>344.8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33445" table:style-name="ce6">
            <text:p>3.433.445</text:p>
          </table:table-cell>
          <table:table-cell office:value-type="float" office:value="3291387" table:style-name="ce6">
            <text:p>3.291.387</text:p>
          </table:table-cell>
          <table:table-cell office:value-type="percentage" office:value="0.95862522917943926" table:style-name="ce7">
            <text:p>95,9%</text:p>
          </table:table-cell>
          <table:table-cell office:value-type="float" office:value="1843455" table:style-name="ce5">
            <text:p>1.843.455</text:p>
          </table:table-cell>
          <table:table-cell office:value-type="float" office:value="1619483" table:style-name="ce5">
            <text:p>1.619.483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901115" table:style-name="ce5">
            <text:p>1.901.115</text:p>
          </table:table-cell>
          <table:table-cell office:value-type="float" office:value="282900" table:style-name="ce5">
            <text:p>28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746290" table:style-name="ce6">
            <text:p>2.746.290</text:p>
          </table:table-cell>
          <table:table-cell office:value-type="float" office:value="2649358" table:style-name="ce6">
            <text:p>2.649.358</text:p>
          </table:table-cell>
          <table:table-cell office:value-type="percentage" office:value="0.96470438300397987" table:style-name="ce7">
            <text:p>96,5%</text:p>
          </table:table-cell>
          <table:table-cell office:value-type="float" office:value="1500113" table:style-name="ce5">
            <text:p>1.500.113</text:p>
          </table:table-cell>
          <table:table-cell office:value-type="float" office:value="1294688" table:style-name="ce5">
            <text:p>1.294.688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104860" table:style-name="ce5">
            <text:p>7.104.860</text:p>
          </table:table-cell>
          <table:table-cell office:value-type="float" office:value="1128200" table:style-name="ce5">
            <text:p>1.128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0370660" table:style-name="ce6">
            <text:p>10.370.660</text:p>
          </table:table-cell>
          <table:table-cell office:value-type="float" office:value="9682820" table:style-name="ce6">
            <text:p>9.682.820</text:p>
          </table:table-cell>
          <table:table-cell office:value-type="percentage" office:value="0.9336744238071637" table:style-name="ce7">
            <text:p>93,4%</text:p>
          </table:table-cell>
          <table:table-cell office:value-type="float" office:value="5470008" table:style-name="ce5">
            <text:p>5.470.008</text:p>
          </table:table-cell>
          <table:table-cell office:value-type="float" office:value="4742781" table:style-name="ce5">
            <text:p>4.742.781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600630" table:style-name="ce5">
            <text:p>4.600.630</text:p>
          </table:table-cell>
          <table:table-cell office:value-type="float" office:value="731500" table:style-name="ce5">
            <text:p>731.5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546180" table:style-name="ce6">
            <text:p>6.546.180</text:p>
          </table:table-cell>
          <table:table-cell office:value-type="float" office:value="6358785" table:style-name="ce6">
            <text:p>6.358.785</text:p>
          </table:table-cell>
          <table:table-cell office:value-type="percentage" office:value="0.97137338111692617" table:style-name="ce7">
            <text:p>97,1%</text:p>
          </table:table-cell>
          <table:table-cell office:value-type="float" office:value="3666095" table:style-name="ce5">
            <text:p>3.666.095</text:p>
          </table:table-cell>
          <table:table-cell office:value-type="float" office:value="3057838" table:style-name="ce5">
            <text:p>3.057.838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17395" table:style-name="ce5">
            <text:p>1.017.395</text:p>
          </table:table-cell>
          <table:table-cell office:value-type="float" office:value="141700" table:style-name="ce5">
            <text:p>141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438845" table:style-name="ce6">
            <text:p>1.438.845</text:p>
          </table:table-cell>
          <table:table-cell office:value-type="float" office:value="1472635" table:style-name="ce6">
            <text:p>1.472.635</text:p>
          </table:table-cell>
          <table:table-cell office:value-type="percentage" office:value="1.0234841139942106" table:style-name="ce7">
            <text:p>102,3%</text:p>
          </table:table-cell>
          <table:table-cell office:value-type="float" office:value="818999" table:style-name="ce5">
            <text:p>818.999</text:p>
          </table:table-cell>
          <table:table-cell office:value-type="float" office:value="727110" table:style-name="ce5">
            <text:p>727.110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689945" table:style-name="ce5">
            <text:p>2.689.945</text:p>
          </table:table-cell>
          <table:table-cell office:value-type="float" office:value="368300" table:style-name="ce5">
            <text:p>368.3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785445" table:style-name="ce6">
            <text:p>3.785.445</text:p>
          </table:table-cell>
          <table:table-cell office:value-type="float" office:value="3776382" table:style-name="ce6">
            <text:p>3.776.382</text:p>
          </table:table-cell>
          <table:table-cell office:value-type="percentage" office:value="0.9976058296976974" table:style-name="ce7">
            <text:p>99,8%</text:p>
          </table:table-cell>
          <table:table-cell office:value-type="float" office:value="2094398" table:style-name="ce5">
            <text:p>2.094.398</text:p>
          </table:table-cell>
          <table:table-cell office:value-type="float" office:value="1850964" table:style-name="ce5">
            <text:p>1.850.964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07775" table:style-name="ce5">
            <text:p>307.775</text:p>
          </table:table-cell>
          <table:table-cell office:value-type="float" office:value="43100" table:style-name="ce5">
            <text:p>43.1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27475" table:style-name="ce6">
            <text:p>427.475</text:p>
          </table:table-cell>
          <table:table-cell office:value-type="float" office:value="406631" table:style-name="ce6">
            <text:p>406.631</text:p>
          </table:table-cell>
          <table:table-cell office:value-type="percentage" office:value="0.95123925375752971" table:style-name="ce7">
            <text:p>95,1%</text:p>
          </table:table-cell>
          <table:table-cell office:value-type="float" office:value="232824" table:style-name="ce5">
            <text:p>232.824</text:p>
          </table:table-cell>
          <table:table-cell office:value-type="float" office:value="202413" table:style-name="ce5">
            <text:p>202.413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178689" table:style-name="ce5">
            <text:p>6.178.689</text:p>
          </table:table-cell>
          <table:table-cell office:value-type="float" office:value="1067600" table:style-name="ce5">
            <text:p>1.067.6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937139" table:style-name="ce6">
            <text:p>8.937.139</text:p>
          </table:table-cell>
          <table:table-cell office:value-type="float" office:value="8510015" table:style-name="ce6">
            <text:p>8.510.015</text:p>
          </table:table-cell>
          <table:table-cell office:value-type="percentage" office:value="0.95220797170101079" table:style-name="ce7">
            <text:p>95,2%</text:p>
          </table:table-cell>
          <table:table-cell office:value-type="float" office:value="4833822" table:style-name="ce5">
            <text:p>4.833.822</text:p>
          </table:table-cell>
          <table:table-cell office:value-type="float" office:value="4282533" table:style-name="ce5">
            <text:p>4.282.533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377815" table:style-name="ce5">
            <text:p>1.377.815</text:p>
          </table:table-cell>
          <table:table-cell office:value-type="float" office:value="246000" table:style-name="ce5">
            <text:p>246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971815" table:style-name="ce6">
            <text:p>1.971.815</text:p>
          </table:table-cell>
          <table:table-cell office:value-type="float" office:value="1896815" table:style-name="ce6">
            <text:p>1.896.815</text:p>
          </table:table-cell>
          <table:table-cell office:value-type="percentage" office:value="0.9619639773508164" table:style-name="ce7">
            <text:p>96,2%</text:p>
          </table:table-cell>
          <table:table-cell office:value-type="float" office:value="1101609" table:style-name="ce5">
            <text:p>1.101.609</text:p>
          </table:table-cell>
          <table:table-cell office:value-type="float" office:value="858935" table:style-name="ce5">
            <text:p>858.935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11475" table:style-name="ce5">
            <text:p>611.475</text:p>
          </table:table-cell>
          <table:table-cell office:value-type="float" office:value="98000" table:style-name="ce5">
            <text:p>98.0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87925" table:style-name="ce6">
            <text:p>887.925</text:p>
          </table:table-cell>
          <table:table-cell office:value-type="float" office:value="863675" table:style-name="ce6">
            <text:p>863.675</text:p>
          </table:table-cell>
          <table:table-cell office:value-type="percentage" office:value="0.97268913478052765" table:style-name="ce7">
            <text:p>97,3%</text:p>
          </table:table-cell>
          <table:table-cell office:value-type="float" office:value="486089" table:style-name="ce5">
            <text:p>486.089</text:p>
          </table:table-cell>
          <table:table-cell office:value-type="float" office:value="427459" table:style-name="ce5">
            <text:p>427.459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092950" table:style-name="ce5">
            <text:p>2.092.950</text:p>
          </table:table-cell>
          <table:table-cell office:value-type="float" office:value="301700" table:style-name="ce5">
            <text:p>301.7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3055100" table:style-name="ce6">
            <text:p>3.055.100</text:p>
          </table:table-cell>
          <table:table-cell office:value-type="float" office:value="2913076" table:style-name="ce6">
            <text:p>2.913.076</text:p>
          </table:table-cell>
          <table:table-cell office:value-type="percentage" office:value="0.95351248731629079" table:style-name="ce7">
            <text:p>95,4%</text:p>
          </table:table-cell>
          <table:table-cell office:value-type="float" office:value="1622516" table:style-name="ce5">
            <text:p>1.622.516</text:p>
          </table:table-cell>
          <table:table-cell office:value-type="float" office:value="1458925" table:style-name="ce5">
            <text:p>1.458.925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6860" table:style-name="ce5">
            <text:p>76.860</text:p>
          </table:table-cell>
          <table:table-cell office:value-type="float" office:value="16700" table:style-name="ce5">
            <text:p>16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5810" table:style-name="ce6">
            <text:p>115.810</text:p>
          </table:table-cell>
          <table:table-cell office:value-type="float" office:value="98193" table:style-name="ce6">
            <text:p>98.193</text:p>
          </table:table-cell>
          <table:table-cell office:value-type="percentage" office:value="0.84788014851912619" table:style-name="ce7">
            <text:p>84,8%</text:p>
          </table:table-cell>
          <table:table-cell office:value-type="float" office:value="54912" table:style-name="ce5">
            <text:p>54.912</text:p>
          </table:table-cell>
          <table:table-cell office:value-type="float" office:value="49189" table:style-name="ce5">
            <text:p>49.189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8030" table:style-name="ce5">
            <text:p>78.030</text:p>
          </table:table-cell>
          <table:table-cell office:value-type="float" office:value="16500" table:style-name="ce5">
            <text:p>16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15380" table:style-name="ce6">
            <text:p>115.380</text:p>
          </table:table-cell>
          <table:table-cell office:value-type="float" office:value="91043" table:style-name="ce6">
            <text:p>91.043</text:p>
          </table:table-cell>
          <table:table-cell office:value-type="percentage" office:value="0.78907089616918014" table:style-name="ce7">
            <text:p>78,9%</text:p>
          </table:table-cell>
          <table:table-cell office:value-type="float" office:value="52226" table:style-name="ce5">
            <text:p>52.226</text:p>
          </table:table-cell>
          <table:table-cell office:value-type="float" office:value="46834" table:style-name="ce5">
            <text:p>46.834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9188" table:style-name="ce6">
            <text:p>169.188</text:p>
          </table:table-cell>
          <table:table-cell office:value-type="percentage" office:value="0.79219733293377281" table:style-name="ce7">
            <text:p>79,2%</text:p>
          </table:table-cell>
          <table:table-cell office:value-type="float" office:value="91158" table:style-name="ce5">
            <text:p>91.158</text:p>
          </table:table-cell>
          <table:table-cell office:value-type="float" office:value="79213" table:style-name="ce5">
            <text:p>79.213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604" table:style-name="ce6">
            <text:p>4.604</text:p>
          </table:table-cell>
          <table:table-cell office:value-type="percentage" office:value="0.66821480406386069" table:style-name="ce7">
            <text:p>66,8%</text:p>
          </table:table-cell>
          <table:table-cell office:value-type="float" office:value="3524" table:style-name="ce5">
            <text:p>3.524</text:p>
          </table:table-cell>
          <table:table-cell office:value-type="float" office:value="3004" table:style-name="ce5">
            <text:p>3.004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3947177" table:style-name="ce11">
            <text:p>43.947.177</text:p>
          </table:table-cell>
          <table:table-cell office:value-type="float" office:value="7148680" table:style-name="ce12">
            <text:p>7.148.680</text:p>
          </table:table-cell>
          <table:table-cell office:value-type="float" office:value="10084400" table:style-name="ce13">
            <text:p>10.084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3828592" table:style-name="ce15">
            <text:p>63.828.592</text:p>
          </table:table-cell>
          <table:table-cell office:value-type="float" office:value="61418303" table:style-name="ce15">
            <text:p>61.418.303</text:p>
          </table:table-cell>
          <table:table-cell office:value-type="percentage" office:value="0.962238098562475" table:style-name="ce16">
            <text:p>96,2%</text:p>
          </table:table-cell>
          <table:table-cell office:value-type="float" office:value="34716227" table:style-name="ce15">
            <text:p>34.716.227</text:p>
          </table:table-cell>
          <table:table-cell office:value-type="float" office:value="29794008" table:style-name="ce15">
            <text:p>29.794.00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78057" table:style-name="ce23">
            <text:p>4.378.057</text:p>
          </table:table-cell>
          <table:table-cell office:value-type="percentage" office:value="0.94554810947913681" table:style-name="ce24">
            <text:p>94,6%</text:p>
          </table:table-cell>
          <table:table-cell office:value-type="float" office:value="4171714" table:style-name="ce23">
            <text:p>4.171.714</text:p>
          </table:table-cell>
          <table:table-cell office:value-type="percentage" office:value="0.90098330971653584" table:style-name="ce24">
            <text:p>90,1%</text:p>
          </table:table-cell>
          <table:table-cell office:value-type="date" office:date-value="2021-08-15T00:00:00" table:style-name="ce25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2202" table:style-name="ce5">
            <text:p>732.202</text:p>
          </table:table-cell>
          <table:table-cell office:value-type="percentage" office:value="0.92997162590907589" table:style-name="ce26">
            <text:p>93,0%</text:p>
          </table:table-cell>
          <table:table-cell office:value-type="float" office:value="713200" table:style-name="ce5">
            <text:p>713.200</text:p>
          </table:table-cell>
          <table:table-cell office:value-type="percentage" office:value="0.90583713729046478" table:style-name="ce26">
            <text:p>90,6%</text:p>
          </table:table-cell>
          <table:table-cell office:value-type="date" office:date-value="2021-08-14T00:00:00" table:style-name="ce8">
            <text:p>1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4600" table:style-name="ce5">
            <text:p>644.600</text:p>
          </table:table-cell>
          <table:table-cell office:value-type="percentage" office:value="0.9530357129656325" table:style-name="ce26">
            <text:p>95,3%</text:p>
          </table:table-cell>
          <table:table-cell office:value-type="float" office:value="628363" table:style-name="ce5">
            <text:p>628.363</text:p>
          </table:table-cell>
          <table:table-cell office:value-type="percentage" office:value="0.92902944416106692" table:style-name="ce26">
            <text:p>92,9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1952" table:style-name="ce5">
            <text:p>541.952</text:p>
          </table:table-cell>
          <table:table-cell office:value-type="percentage" office:value="0.87516350212673877" table:style-name="ce26">
            <text:p>87,5%</text:p>
          </table:table-cell>
          <table:table-cell office:value-type="float" office:value="522269" table:style-name="ce5">
            <text:p>522.269</text:p>
          </table:table-cell>
          <table:table-cell office:value-type="percentage" office:value="0.84337868868872101" table:style-name="ce26">
            <text:p>84,3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79174" table:style-name="ce5">
            <text:p>1.079.174</text:p>
          </table:table-cell>
          <table:table-cell office:value-type="percentage" office:value="0.88580680377084364" table:style-name="ce26">
            <text:p>88,6%</text:p>
          </table:table-cell>
          <table:table-cell office:value-type="float" office:value="1037152" table:style-name="ce5">
            <text:p>1.037.152</text:p>
          </table:table-cell>
          <table:table-cell office:value-type="percentage" office:value="0.85131433683959956" table:style-name="ce26">
            <text:p>85,1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9401" table:style-name="ce5">
            <text:p>339.401</text:p>
          </table:table-cell>
          <table:table-cell office:value-type="percentage" office:value="0.94491711815048474" table:style-name="ce26">
            <text:p>94,5%</text:p>
          </table:table-cell>
          <table:table-cell office:value-type="float" office:value="331895" table:style-name="ce5">
            <text:p>331.895</text:p>
          </table:table-cell>
          <table:table-cell office:value-type="percentage" office:value="0.92401986714404238" table:style-name="ce26">
            <text:p>92,4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2647" table:style-name="ce5">
            <text:p>1.452.647</text:p>
          </table:table-cell>
          <table:table-cell office:value-type="percentage" office:value="0.94812749898506776" table:style-name="ce26">
            <text:p>94,8%</text:p>
          </table:table-cell>
          <table:table-cell office:value-type="float" office:value="1421839" table:style-name="ce5">
            <text:p>1.421.839</text:p>
          </table:table-cell>
          <table:table-cell office:value-type="percentage" office:value="0.92801943970519318" table:style-name="ce26">
            <text:p>92,8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6588" table:style-name="ce5">
            <text:p>1.076.588</text:p>
          </table:table-cell>
          <table:table-cell office:value-type="percentage" office:value="0.93549480284527065" table:style-name="ce26">
            <text:p>93,5%</text:p>
          </table:table-cell>
          <table:table-cell office:value-type="float" office:value="1033367" table:style-name="ce5">
            <text:p>1.033.367</text:p>
          </table:table-cell>
          <table:table-cell office:value-type="percentage" office:value="0.89793816941281968" table:style-name="ce26">
            <text:p>89,8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18480" table:style-name="ce5">
            <text:p>3.918.480</text:p>
          </table:table-cell>
          <table:table-cell office:value-type="percentage" office:value="0.9052519667412634" table:style-name="ce26">
            <text:p>90,5%</text:p>
          </table:table-cell>
          <table:table-cell office:value-type="float" office:value="3756558" table:style-name="ce5">
            <text:p>3.756.558</text:p>
          </table:table-cell>
          <table:table-cell office:value-type="percentage" office:value="0.86784455137645899" table:style-name="ce26">
            <text:p>86,8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21166" table:style-name="ce5">
            <text:p>2.721.166</text:p>
          </table:table-cell>
          <table:table-cell office:value-type="percentage" office:value="0.93864285559062077" table:style-name="ce26">
            <text:p>93,9%</text:p>
          </table:table-cell>
          <table:table-cell office:value-type="float" office:value="2654565" table:style-name="ce5">
            <text:p>2.654.565</text:p>
          </table:table-cell>
          <table:table-cell office:value-type="percentage" office:value="0.91566941228536447" table:style-name="ce26">
            <text:p>91,6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8495" table:style-name="ce5">
            <text:p>608.495</text:p>
          </table:table-cell>
          <table:table-cell office:value-type="percentage" office:value="0.97846396778841205" table:style-name="ce26">
            <text:p>97,8%</text:p>
          </table:table-cell>
          <table:table-cell office:value-type="float" office:value="597982" table:style-name="ce5">
            <text:p>597.982</text:p>
          </table:table-cell>
          <table:table-cell office:value-type="percentage" office:value="0.96155899454564164" table:style-name="ce26">
            <text:p>96,2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3408" table:style-name="ce5">
            <text:p>1.653.408</text:p>
          </table:table-cell>
          <table:table-cell office:value-type="percentage" office:value="0.96122727677037567" table:style-name="ce26">
            <text:p>96,1%</text:p>
          </table:table-cell>
          <table:table-cell office:value-type="float" office:value="1631918" table:style-name="ce5">
            <text:p>1.631.918</text:p>
          </table:table-cell>
          <table:table-cell office:value-type="percentage" office:value="0.94873382435101195" table:style-name="ce26">
            <text:p>94,9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9433" table:style-name="ce5">
            <text:p>179.433</text:p>
          </table:table-cell>
          <table:table-cell office:value-type="percentage" office:value="0.95108687010033865" table:style-name="ce26">
            <text:p>95,1%</text:p>
          </table:table-cell>
          <table:table-cell office:value-type="float" office:value="173819" table:style-name="ce5">
            <text:p>173.819</text:p>
          </table:table-cell>
          <table:table-cell office:value-type="percentage" office:value="0.9213297925909435" table:style-name="ce26">
            <text:p>92,1%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68151" table:style-name="ce5">
            <text:p>3.468.151</text:p>
          </table:table-cell>
          <table:table-cell office:value-type="percentage" office:value="0.92923119380110819" table:style-name="ce26">
            <text:p>92,9%</text:p>
          </table:table-cell>
          <table:table-cell office:value-type="float" office:value="3381990" table:style-name="ce5">
            <text:p>3.381.990</text:p>
          </table:table-cell>
          <table:table-cell office:value-type="percentage" office:value="0.9061458411480382" table:style-name="ce26">
            <text:p>90,6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6929" table:style-name="ce5">
            <text:p>746.929</text:p>
          </table:table-cell>
          <table:table-cell office:value-type="percentage" office:value="0.94909351048041146" table:style-name="ce26">
            <text:p>94,9%</text:p>
          </table:table-cell>
          <table:table-cell office:value-type="float" office:value="694739" table:style-name="ce5">
            <text:p>694.739</text:p>
          </table:table-cell>
          <table:table-cell office:value-type="percentage" office:value="0.88277771565657592" table:style-name="ce26">
            <text:p>88,3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0743" table:style-name="ce5">
            <text:p>350.743</text:p>
          </table:table-cell>
          <table:table-cell office:value-type="percentage" office:value="0.93407421610767571" table:style-name="ce26">
            <text:p>93,4%</text:p>
          </table:table-cell>
          <table:table-cell office:value-type="float" office:value="342652" table:style-name="ce5">
            <text:p>342.652</text:p>
          </table:table-cell>
          <table:table-cell office:value-type="percentage" office:value="0.91252683103505217" table:style-name="ce26">
            <text:p>91,3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70370" table:style-name="ce5">
            <text:p>1.270.370</text:p>
          </table:table-cell>
          <table:table-cell office:value-type="percentage" office:value="0.93874791244845779" table:style-name="ce26">
            <text:p>93,9%</text:p>
          </table:table-cell>
          <table:table-cell office:value-type="float" office:value="1249083" table:style-name="ce5">
            <text:p>1.249.083</text:p>
          </table:table-cell>
          <table:table-cell office:value-type="percentage" office:value="0.92301774973028095" table:style-name="ce26">
            <text:p>92,3%</text:p>
          </table:table-cell>
          <table:table-cell office:value-type="date" office:date-value="2021-08-15T00:00:00" table:style-name="ce8">
            <text:p>15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221" table:style-name="ce5">
            <text:p>34.221</text:p>
          </table:table-cell>
          <table:table-cell office:value-type="percentage" office:value="0.87795679614141309" table:style-name="ce26">
            <text:p>87,8%</text:p>
          </table:table-cell>
          <table:table-cell office:value-type="float" office:value="32920" table:style-name="ce5">
            <text:p>32.920</text:p>
          </table:table-cell>
          <table:table-cell office:value-type="percentage" office:value="0.84457899327825958" table:style-name="ce26">
            <text:p>84,5%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222" table:style-name="ce5">
            <text:p>31.222</text:p>
          </table:table-cell>
          <table:table-cell office:value-type="percentage" office:value="0.83873740765614502" table:style-name="ce26">
            <text:p>83,9%</text:p>
          </table:table-cell>
          <table:table-cell office:value-type="float" office:value="30315" table:style-name="ce5">
            <text:p>30.315</text:p>
          </table:table-cell>
          <table:table-cell office:value-type="percentage" office:value="0.81437206178643384" table:style-name="ce26">
            <text:p>81,4%</text:p>
          </table:table-cell>
          <table:table-cell office:value-type="date" office:date-value="2021-08-12T00:00:00" table:style-name="ce8">
            <text:p>1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27" table:style-name="ce5">
            <text:p>34.827</text:p>
          </table:table-cell>
          <table:table-cell office:value-type="string" table:style-name="ce26">
            <text:p>-</text:p>
          </table:table-cell>
          <table:table-cell office:value-type="float" office:value="31517" table:style-name="ce5">
            <text:p>31.517</text:p>
          </table:table-cell>
          <table:table-cell office:value-type="string" table:style-name="ce26">
            <text:p>-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34" table:style-name="ce5">
            <text:p>1.534</text:p>
          </table:table-cell>
          <table:table-cell office:value-type="string" table:style-name="ce26">
            <text:p>-</text:p>
          </table:table-cell>
          <table:table-cell office:value-type="float" office:value="1403" table:style-name="ce5">
            <text:p>1.403</text:p>
          </table:table-cell>
          <table:table-cell office:value-type="string" table:style-name="ce26">
            <text:p>-</text:p>
          </table:table-cell>
          <table:table-cell office:value-type="date" office:date-value="2021-08-13T00:00:00" table:style-name="ce8">
            <text:p>1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263600" table:style-name="ce15">
            <text:p>25.263.600</text:p>
          </table:table-cell>
          <table:table-cell office:value-type="percentage" office:value="0.93374883547509324" table:style-name="ce16">
            <text:p>93,4%</text:p>
          </table:table-cell>
          <table:table-cell office:value-type="float" office:value="24439260" table:style-name="ce15">
            <text:p>24.439.260</text:p>
          </table:table-cell>
          <table:table-cell office:value-type="percentage" office:value="0.90328102744157712" table:style-name="ce16">
            <text:p>90,3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930" table:style-name="ce35">
            <text:p>432.930</text:p>
          </table:table-cell>
          <table:table-cell office:value-type="percentage" office:value="1" table:style-name="ce36">
            <text:p>100,0%</text:p>
          </table:table-cell>
          <table:table-cell office:value-type="float" office:value="651074" table:style-name="ce35">
            <text:p>651.074</text:p>
          </table:table-cell>
          <table:table-cell office:value-type="percentage" office:value="1" table:style-name="ce36">
            <text:p>100,0%</text:p>
          </table:table-cell>
          <table:table-cell office:value-type="float" office:value="914700" table:style-name="ce35">
            <text:p>914.700</text:p>
          </table:table-cell>
          <table:table-cell office:value-type="percentage" office:value="0.99842055914607586" table:style-name="ce36">
            <text:p>99,8%</text:p>
          </table:table-cell>
          <table:table-cell office:value-type="float" office:value="1184769" table:style-name="ce35">
            <text:p>1.184.769</text:p>
          </table:table-cell>
          <table:table-cell office:value-type="percentage" office:value="0.93656073693638286" table:style-name="ce36">
            <text:p>93,7%</text:p>
          </table:table-cell>
          <table:table-cell office:value-type="float" office:value="1194584" table:style-name="ce35">
            <text:p>1.194.584</text:p>
          </table:table-cell>
          <table:table-cell office:value-type="percentage" office:value="0.86244453525125009" table:style-name="ce36">
            <text:p>86,2%</text:p>
          </table:table-cell>
          <table:table-cell office:value-type="float" office:value="849695" table:style-name="ce35">
            <text:p>849.695</text:p>
          </table:table-cell>
          <table:table-cell office:value-type="percentage" office:value="0.74520464087099214" table:style-name="ce36">
            <text:p>74,5%</text:p>
          </table:table-cell>
          <table:table-cell office:value-type="float" office:value="647766" table:style-name="ce35">
            <text:p>647.766</text:p>
          </table:table-cell>
          <table:table-cell office:value-type="percentage" office:value="0.69751860721546466" table:style-name="ce36">
            <text:p>69,8%</text:p>
          </table:table-cell>
          <table:table-cell office:value-type="float" office:value="391898" table:style-name="ce35">
            <text:p>391.898</text:p>
          </table:table-cell>
          <table:table-cell office:value-type="percentage" office:value="0.52051315766754724" table:style-name="ce36">
            <text:p>52,1%</text:p>
          </table:table-cell>
          <table:table-cell office:value-type="float" office:value="6267416" table:style-name="ce35">
            <text:p>6.267.41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4104093210189246" table:style-name="ce36">
            <text:p>8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89" table:style-name="ce38">
            <text:p>100.989</text:p>
          </table:table-cell>
          <table:table-cell office:value-type="percentage" office:value="1" table:style-name="ce39">
            <text:p>100,0%</text:p>
          </table:table-cell>
          <table:table-cell office:value-type="float" office:value="118753" table:style-name="ce38">
            <text:p>118.753</text:p>
          </table:table-cell>
          <table:table-cell office:value-type="percentage" office:value="0.99830187886175448" table:style-name="ce39">
            <text:p>99,8%</text:p>
          </table:table-cell>
          <table:table-cell office:value-type="float" office:value="152190" table:style-name="ce38">
            <text:p>152.190</text:p>
          </table:table-cell>
          <table:table-cell office:value-type="percentage" office:value="0.97328720254273604" table:style-name="ce39">
            <text:p>97,3%</text:p>
          </table:table-cell>
          <table:table-cell office:value-type="float" office:value="180787" table:style-name="ce38">
            <text:p>180.787</text:p>
          </table:table-cell>
          <table:table-cell office:value-type="percentage" office:value="0.91184065850927543" table:style-name="ce39">
            <text:p>91,2%</text:p>
          </table:table-cell>
          <table:table-cell office:value-type="float" office:value="179483" table:style-name="ce38">
            <text:p>179.483</text:p>
          </table:table-cell>
          <table:table-cell office:value-type="percentage" office:value="0.8350260301568323" table:style-name="ce39">
            <text:p>83,5%</text:p>
          </table:table-cell>
          <table:table-cell office:value-type="float" office:value="113335" table:style-name="ce38">
            <text:p>113.335</text:p>
          </table:table-cell>
          <table:table-cell office:value-type="percentage" office:value="0.68986401762779548" table:style-name="ce39">
            <text:p>69,0%</text:p>
          </table:table-cell>
          <table:table-cell office:value-type="float" office:value="87075" table:style-name="ce38">
            <text:p>87.075</text:p>
          </table:table-cell>
          <table:table-cell office:value-type="percentage" office:value="0.66774794671820004" table:style-name="ce39">
            <text:p>66,8%</text:p>
          </table:table-cell>
          <table:table-cell office:value-type="float" office:value="47713" table:style-name="ce38">
            <text:p>47.713</text:p>
          </table:table-cell>
          <table:table-cell office:value-type="percentage" office:value="0.46274331047726192" table:style-name="ce39">
            <text:p>46,3%</text:p>
          </table:table-cell>
          <table:table-cell office:value-type="float" office:value="980325" table:style-name="ce38">
            <text:p>980.32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718494279971722" table:style-name="ce39">
            <text:p>8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08" table:style-name="ce38">
            <text:p>88.708</text:p>
          </table:table-cell>
          <table:table-cell office:value-type="percentage" office:value="1" table:style-name="ce39">
            <text:p>100,0%</text:p>
          </table:table-cell>
          <table:table-cell office:value-type="float" office:value="113945" table:style-name="ce38">
            <text:p>113.945</text:p>
          </table:table-cell>
          <table:table-cell office:value-type="percentage" office:value="1" table:style-name="ce39">
            <text:p>100,0%</text:p>
          </table:table-cell>
          <table:table-cell office:value-type="float" office:value="146048" table:style-name="ce38">
            <text:p>146.048</text:p>
          </table:table-cell>
          <table:table-cell office:value-type="percentage" office:value="0.97591746184481332" table:style-name="ce39">
            <text:p>97,6%</text:p>
          </table:table-cell>
          <table:table-cell office:value-type="float" office:value="150088" table:style-name="ce38">
            <text:p>150.088</text:p>
          </table:table-cell>
          <table:table-cell office:value-type="percentage" office:value="0.92279504442190041" table:style-name="ce39">
            <text:p>92,3%</text:p>
          </table:table-cell>
          <table:table-cell office:value-type="float" office:value="145811" table:style-name="ce38">
            <text:p>145.811</text:p>
          </table:table-cell>
          <table:table-cell office:value-type="percentage" office:value="0.87315635984741879" table:style-name="ce39">
            <text:p>87,3%</text:p>
          </table:table-cell>
          <table:table-cell office:value-type="float" office:value="84048" table:style-name="ce38">
            <text:p>84.048</text:p>
          </table:table-cell>
          <table:table-cell office:value-type="percentage" office:value="0.73435793483674239" table:style-name="ce39">
            <text:p>73,4%</text:p>
          </table:table-cell>
          <table:table-cell office:value-type="float" office:value="55309" table:style-name="ce38">
            <text:p>55.309</text:p>
          </table:table-cell>
          <table:table-cell office:value-type="percentage" office:value="0.69913159990393248" table:style-name="ce39">
            <text:p>69,9%</text:p>
          </table:table-cell>
          <table:table-cell office:value-type="float" office:value="31404" table:style-name="ce38">
            <text:p>31.404</text:p>
          </table:table-cell>
          <table:table-cell office:value-type="percentage" office:value="0.4906875" table:style-name="ce39">
            <text:p>49,1%</text:p>
          </table:table-cell>
          <table:table-cell office:value-type="float" office:value="815361" table:style-name="ce38">
            <text:p>815.36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7304575196990775" table:style-name="ce39">
            <text:p>8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38" table:style-name="ce38">
            <text:p>51.138</text:p>
          </table:table-cell>
          <table:table-cell office:value-type="percentage" office:value="1" table:style-name="ce39">
            <text:p>100,0%</text:p>
          </table:table-cell>
          <table:table-cell office:value-type="float" office:value="78551" table:style-name="ce38">
            <text:p>78.551</text:p>
          </table:table-cell>
          <table:table-cell office:value-type="percentage" office:value="0.97559491281236033" table:style-name="ce39">
            <text:p>97,6%</text:p>
          </table:table-cell>
          <table:table-cell office:value-type="float" office:value="108193" table:style-name="ce38">
            <text:p>108.193</text:p>
          </table:table-cell>
          <table:table-cell office:value-type="percentage" office:value="0.92290435123815373" table:style-name="ce39">
            <text:p>92,3%</text:p>
          </table:table-cell>
          <table:table-cell office:value-type="float" office:value="145332" table:style-name="ce38">
            <text:p>145.332</text:p>
          </table:table-cell>
          <table:table-cell office:value-type="percentage" office:value="0.87656592097565089" table:style-name="ce39">
            <text:p>87,7%</text:p>
          </table:table-cell>
          <table:table-cell office:value-type="float" office:value="158738" table:style-name="ce38">
            <text:p>158.738</text:p>
          </table:table-cell>
          <table:table-cell office:value-type="percentage" office:value="0.76992996139145953" table:style-name="ce39">
            <text:p>77,0%</text:p>
          </table:table-cell>
          <table:table-cell office:value-type="float" office:value="113343" table:style-name="ce38">
            <text:p>113.343</text:p>
          </table:table-cell>
          <table:table-cell office:value-type="percentage" office:value="0.6221245204103476" table:style-name="ce39">
            <text:p>62,2%</text:p>
          </table:table-cell>
          <table:table-cell office:value-type="float" office:value="83851" table:style-name="ce38">
            <text:p>83.851</text:p>
          </table:table-cell>
          <table:table-cell office:value-type="percentage" office:value="0.60787142422177431" table:style-name="ce39">
            <text:p>60,8%</text:p>
          </table:table-cell>
          <table:table-cell office:value-type="float" office:value="59402" table:style-name="ce38">
            <text:p>59.402</text:p>
          </table:table-cell>
          <table:table-cell office:value-type="percentage" office:value="0.62214076246334316" table:style-name="ce39">
            <text:p>62,2%</text:p>
          </table:table-cell>
          <table:table-cell office:value-type="float" office:value="798548" table:style-name="ce38">
            <text:p>798.54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7164311935736674" table:style-name="ce39">
            <text:p>7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415" table:style-name="ce38">
            <text:p>92.415</text:p>
          </table:table-cell>
          <table:table-cell office:value-type="percentage" office:value="1" table:style-name="ce39">
            <text:p>100,0%</text:p>
          </table:table-cell>
          <table:table-cell office:value-type="float" office:value="150107" table:style-name="ce38">
            <text:p>150.107</text:p>
          </table:table-cell>
          <table:table-cell office:value-type="percentage" office:value="0.97137144003468556" table:style-name="ce39">
            <text:p>97,1%</text:p>
          </table:table-cell>
          <table:table-cell office:value-type="float" office:value="220346" table:style-name="ce38">
            <text:p>220.346</text:p>
          </table:table-cell>
          <table:table-cell office:value-type="percentage" office:value="0.93727561975737161" table:style-name="ce39">
            <text:p>93,7%</text:p>
          </table:table-cell>
          <table:table-cell office:value-type="float" office:value="312883" table:style-name="ce38">
            <text:p>312.883</text:p>
          </table:table-cell>
          <table:table-cell office:value-type="percentage" office:value="0.89264561555667143" table:style-name="ce39">
            <text:p>89,3%</text:p>
          </table:table-cell>
          <table:table-cell office:value-type="float" office:value="303423" table:style-name="ce38">
            <text:p>303.423</text:p>
          </table:table-cell>
          <table:table-cell office:value-type="percentage" office:value="0.78217125003866739" table:style-name="ce39">
            <text:p>78,2%</text:p>
          </table:table-cell>
          <table:table-cell office:value-type="float" office:value="210649" table:style-name="ce38">
            <text:p>210.649</text:p>
          </table:table-cell>
          <table:table-cell office:value-type="percentage" office:value="0.67747174641563801" table:style-name="ce39">
            <text:p>67,7%</text:p>
          </table:table-cell>
          <table:table-cell office:value-type="float" office:value="164818" table:style-name="ce38">
            <text:p>164.818</text:p>
          </table:table-cell>
          <table:table-cell office:value-type="percentage" office:value="0.65469437691659915" table:style-name="ce39">
            <text:p>65,5%</text:p>
          </table:table-cell>
          <table:table-cell office:value-type="float" office:value="108228" table:style-name="ce38">
            <text:p>108.228</text:p>
          </table:table-cell>
          <table:table-cell office:value-type="percentage" office:value="0.60194552745596419" table:style-name="ce39">
            <text:p>60,2%</text:p>
          </table:table-cell>
          <table:table-cell office:value-type="float" office:value="1562869" table:style-name="ce38">
            <text:p>1.562.86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706738257443233" table:style-name="ce39">
            <text:p>7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17" table:style-name="ce38">
            <text:p>42.317</text:p>
          </table:table-cell>
          <table:table-cell office:value-type="percentage" office:value="1" table:style-name="ce39">
            <text:p>100,0%</text:p>
          </table:table-cell>
          <table:table-cell office:value-type="float" office:value="55887" table:style-name="ce38">
            <text:p>55.887</text:p>
          </table:table-cell>
          <table:table-cell office:value-type="percentage" office:value="1" table:style-name="ce39">
            <text:p>100,0%</text:p>
          </table:table-cell>
          <table:table-cell office:value-type="float" office:value="75539" table:style-name="ce38">
            <text:p>75.539</text:p>
          </table:table-cell>
          <table:table-cell office:value-type="percentage" office:value="0.97665007434223283" table:style-name="ce39">
            <text:p>97,7%</text:p>
          </table:table-cell>
          <table:table-cell office:value-type="float" office:value="82079" table:style-name="ce38">
            <text:p>82.079</text:p>
          </table:table-cell>
          <table:table-cell office:value-type="percentage" office:value="0.91235383042105733" table:style-name="ce39">
            <text:p>91,2%</text:p>
          </table:table-cell>
          <table:table-cell office:value-type="float" office:value="83579" table:style-name="ce38">
            <text:p>83.579</text:p>
          </table:table-cell>
          <table:table-cell office:value-type="percentage" office:value="0.85486197056326652" table:style-name="ce39">
            <text:p>85,5%</text:p>
          </table:table-cell>
          <table:table-cell office:value-type="float" office:value="48173" table:style-name="ce38">
            <text:p>48.173</text:p>
          </table:table-cell>
          <table:table-cell office:value-type="percentage" office:value="0.68356675606260553" table:style-name="ce39">
            <text:p>68,4%</text:p>
          </table:table-cell>
          <table:table-cell office:value-type="float" office:value="28639" table:style-name="ce38">
            <text:p>28.639</text:p>
          </table:table-cell>
          <table:table-cell office:value-type="percentage" office:value="0.56705276705276708" table:style-name="ce39">
            <text:p>56,7%</text:p>
          </table:table-cell>
          <table:table-cell office:value-type="float" office:value="3747" table:style-name="ce38">
            <text:p>3.747</text:p>
          </table:table-cell>
          <table:table-cell office:value-type="percentage" office:value="8.5230762231876811E-2" table:style-name="ce39">
            <text:p>8,5%</text:p>
          </table:table-cell>
          <table:table-cell office:value-type="float" office:value="419960" table:style-name="ce38">
            <text:p>419.96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0125618409278665" table:style-name="ce39">
            <text:p>8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38" table:style-name="ce38">
            <text:p>228.938</text:p>
          </table:table-cell>
          <table:table-cell office:value-type="percentage" office:value="1" table:style-name="ce39">
            <text:p>100,0%</text:p>
          </table:table-cell>
          <table:table-cell office:value-type="float" office:value="249675" table:style-name="ce38">
            <text:p>249.675</text:p>
          </table:table-cell>
          <table:table-cell office:value-type="percentage" office:value="1" table:style-name="ce39">
            <text:p>100,0%</text:p>
          </table:table-cell>
          <table:table-cell office:value-type="float" office:value="316458" table:style-name="ce38">
            <text:p>316.458</text:p>
          </table:table-cell>
          <table:table-cell office:value-type="percentage" office:value="0.99335478301812763" table:style-name="ce39">
            <text:p>99,3%</text:p>
          </table:table-cell>
          <table:table-cell office:value-type="float" office:value="346007" table:style-name="ce38">
            <text:p>346.007</text:p>
          </table:table-cell>
          <table:table-cell office:value-type="percentage" office:value="0.90773791565553874" table:style-name="ce39">
            <text:p>90,8%</text:p>
          </table:table-cell>
          <table:table-cell office:value-type="float" office:value="311569" table:style-name="ce38">
            <text:p>311.569</text:p>
          </table:table-cell>
          <table:table-cell office:value-type="percentage" office:value="0.85759623456875078" table:style-name="ce39">
            <text:p>85,8%</text:p>
          </table:table-cell>
          <table:table-cell office:value-type="float" office:value="199414" table:style-name="ce38">
            <text:p>199.414</text:p>
          </table:table-cell>
          <table:table-cell office:value-type="percentage" office:value="0.7446850621585388" table:style-name="ce39">
            <text:p>74,5%</text:p>
          </table:table-cell>
          <table:table-cell office:value-type="float" office:value="148706" table:style-name="ce38">
            <text:p>148.706</text:p>
          </table:table-cell>
          <table:table-cell office:value-type="percentage" office:value="0.70474773229197274" table:style-name="ce39">
            <text:p>70,5%</text:p>
          </table:table-cell>
          <table:table-cell office:value-type="float" office:value="42688" table:style-name="ce38">
            <text:p>42.688</text:p>
          </table:table-cell>
          <table:table-cell office:value-type="percentage" office:value="0.25818001475729097" table:style-name="ce39">
            <text:p>25,8%</text:p>
          </table:table-cell>
          <table:table-cell office:value-type="float" office:value="1843455" table:style-name="ce38">
            <text:p>1.843.45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4707752269612036" table:style-name="ce39">
            <text:p>8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35" table:style-name="ce38">
            <text:p>137.635</text:p>
          </table:table-cell>
          <table:table-cell office:value-type="percentage" office:value="1" table:style-name="ce39">
            <text:p>100,0%</text:p>
          </table:table-cell>
          <table:table-cell office:value-type="float" office:value="157827" table:style-name="ce38">
            <text:p>157.827</text:p>
          </table:table-cell>
          <table:table-cell office:value-type="percentage" office:value="0.99199250790378435" table:style-name="ce39">
            <text:p>99,2%</text:p>
          </table:table-cell>
          <table:table-cell office:value-type="float" office:value="219400" table:style-name="ce38">
            <text:p>219.400</text:p>
          </table:table-cell>
          <table:table-cell office:value-type="percentage" office:value="1" table:style-name="ce39">
            <text:p>100,0%</text:p>
          </table:table-cell>
          <table:table-cell office:value-type="float" office:value="281565" table:style-name="ce38">
            <text:p>281.565</text:p>
          </table:table-cell>
          <table:table-cell office:value-type="percentage" office:value="0.91572405180208016" table:style-name="ce39">
            <text:p>91,6%</text:p>
          </table:table-cell>
          <table:table-cell office:value-type="float" office:value="280161" table:style-name="ce38">
            <text:p>280.161</text:p>
          </table:table-cell>
          <table:table-cell office:value-type="percentage" office:value="0.84741912554256593" table:style-name="ce39">
            <text:p>84,7%</text:p>
          </table:table-cell>
          <table:table-cell office:value-type="float" office:value="193238" table:style-name="ce38">
            <text:p>193.238</text:p>
          </table:table-cell>
          <table:table-cell office:value-type="percentage" office:value="0.72672912098863862" table:style-name="ce39">
            <text:p>72,7%</text:p>
          </table:table-cell>
          <table:table-cell office:value-type="float" office:value="152377" table:style-name="ce38">
            <text:p>152.377</text:p>
          </table:table-cell>
          <table:table-cell office:value-type="percentage" office:value="0.69869181847777739" table:style-name="ce39">
            <text:p>69,9%</text:p>
          </table:table-cell>
          <table:table-cell office:value-type="float" office:value="77910" table:style-name="ce38">
            <text:p>77.910</text:p>
          </table:table-cell>
          <table:table-cell office:value-type="percentage" office:value="0.4478306853976502" table:style-name="ce39">
            <text:p>44,8%</text:p>
          </table:table-cell>
          <table:table-cell office:value-type="float" office:value="1500113" table:style-name="ce38">
            <text:p>1.500.11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2934888853506006" table:style-name="ce39">
            <text:p>8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509" table:style-name="ce38">
            <text:p>457.509</text:p>
          </table:table-cell>
          <table:table-cell office:value-type="percentage" office:value="1" table:style-name="ce39">
            <text:p>100,0%</text:p>
          </table:table-cell>
          <table:table-cell office:value-type="float" office:value="615132" table:style-name="ce38">
            <text:p>615.132</text:p>
          </table:table-cell>
          <table:table-cell office:value-type="percentage" office:value="0.96826656088853624" table:style-name="ce39">
            <text:p>96,8%</text:p>
          </table:table-cell>
          <table:table-cell office:value-type="float" office:value="785970" table:style-name="ce38">
            <text:p>785.970</text:p>
          </table:table-cell>
          <table:table-cell office:value-type="percentage" office:value="0.93837752392595852" table:style-name="ce39">
            <text:p>93,8%</text:p>
          </table:table-cell>
          <table:table-cell office:value-type="float" office:value="989926" table:style-name="ce38">
            <text:p>989.926</text:p>
          </table:table-cell>
          <table:table-cell office:value-type="percentage" office:value="0.9067083111982267" table:style-name="ce39">
            <text:p>90,7%</text:p>
          </table:table-cell>
          <table:table-cell office:value-type="float" office:value="1069943" table:style-name="ce38">
            <text:p>1.069.943</text:p>
          </table:table-cell>
          <table:table-cell office:value-type="percentage" office:value="0.81256042316148414" table:style-name="ce39">
            <text:p>81,3%</text:p>
          </table:table-cell>
          <table:table-cell office:value-type="float" office:value="686365" table:style-name="ce38">
            <text:p>686.365</text:p>
          </table:table-cell>
          <table:table-cell office:value-type="percentage" office:value="0.65702741199940262" table:style-name="ce39">
            <text:p>65,7%</text:p>
          </table:table-cell>
          <table:table-cell office:value-type="float" office:value="524419" table:style-name="ce38">
            <text:p>524.419</text:p>
          </table:table-cell>
          <table:table-cell office:value-type="percentage" office:value="0.62510087193882724" table:style-name="ce39">
            <text:p>62,5%</text:p>
          </table:table-cell>
          <table:table-cell office:value-type="float" office:value="340744" table:style-name="ce38">
            <text:p>340.744</text:p>
          </table:table-cell>
          <table:table-cell office:value-type="percentage" office:value="0.51929542219499336" table:style-name="ce39">
            <text:p>51,9%</text:p>
          </table:table-cell>
          <table:table-cell office:value-type="float" office:value="5470008" table:style-name="ce38">
            <text:p>5.470.00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9640671135467567" table:style-name="ce39">
            <text:p>79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100" table:style-name="ce38">
            <text:p>296.100</text:p>
          </table:table-cell>
          <table:table-cell office:value-type="percentage" office:value="1" table:style-name="ce39">
            <text:p>100,0%</text:p>
          </table:table-cell>
          <table:table-cell office:value-type="float" office:value="432083" table:style-name="ce38">
            <text:p>432.083</text:p>
          </table:table-cell>
          <table:table-cell office:value-type="percentage" office:value="0.9868017777290562" table:style-name="ce39">
            <text:p>98,7%</text:p>
          </table:table-cell>
          <table:table-cell office:value-type="float" office:value="557308" table:style-name="ce38">
            <text:p>557.308</text:p>
          </table:table-cell>
          <table:table-cell office:value-type="percentage" office:value="0.95967130911545506" table:style-name="ce39">
            <text:p>96,0%</text:p>
          </table:table-cell>
          <table:table-cell office:value-type="float" office:value="705019" table:style-name="ce38">
            <text:p>705.019</text:p>
          </table:table-cell>
          <table:table-cell office:value-type="percentage" office:value="0.93710904996982725" table:style-name="ce39">
            <text:p>93,7%</text:p>
          </table:table-cell>
          <table:table-cell office:value-type="float" office:value="730656" table:style-name="ce38">
            <text:p>730.656</text:p>
          </table:table-cell>
          <table:table-cell office:value-type="percentage" office:value="0.85799236250393385" table:style-name="ce39">
            <text:p>85,8%</text:p>
          </table:table-cell>
          <table:table-cell office:value-type="float" office:value="456755" table:style-name="ce38">
            <text:p>456.755</text:p>
          </table:table-cell>
          <table:table-cell office:value-type="percentage" office:value="0.70404418281673165" table:style-name="ce39">
            <text:p>70,4%</text:p>
          </table:table-cell>
          <table:table-cell office:value-type="float" office:value="347671" table:style-name="ce38">
            <text:p>347.671</text:p>
          </table:table-cell>
          <table:table-cell office:value-type="percentage" office:value="0.67361651999705496" table:style-name="ce39">
            <text:p>67,4%</text:p>
          </table:table-cell>
          <table:table-cell office:value-type="float" office:value="140503" table:style-name="ce38">
            <text:p>140.503</text:p>
          </table:table-cell>
          <table:table-cell office:value-type="percentage" office:value="0.33096051878425842" table:style-name="ce39">
            <text:p>33,1%</text:p>
          </table:table-cell>
          <table:table-cell office:value-type="float" office:value="3666095" table:style-name="ce38">
            <text:p>3.666.095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1678255276476852" table:style-name="ce39">
            <text:p>8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29" table:style-name="ce38">
            <text:p>78.129</text:p>
          </table:table-cell>
          <table:table-cell office:value-type="percentage" office:value="1" table:style-name="ce39">
            <text:p>100,0%</text:p>
          </table:table-cell>
          <table:table-cell office:value-type="float" office:value="95747" table:style-name="ce38">
            <text:p>95.747</text:p>
          </table:table-cell>
          <table:table-cell office:value-type="percentage" office:value="1" table:style-name="ce39">
            <text:p>100,0%</text:p>
          </table:table-cell>
          <table:table-cell office:value-type="float" office:value="131714" table:style-name="ce38">
            <text:p>131.714</text:p>
          </table:table-cell>
          <table:table-cell office:value-type="percentage" office:value="1" table:style-name="ce39">
            <text:p>100,0%</text:p>
          </table:table-cell>
          <table:table-cell office:value-type="float" office:value="159447" table:style-name="ce38">
            <text:p>159.447</text:p>
          </table:table-cell>
          <table:table-cell office:value-type="percentage" office:value="0.94226905257186078" table:style-name="ce39">
            <text:p>94,2%</text:p>
          </table:table-cell>
          <table:table-cell office:value-type="float" office:value="143458" table:style-name="ce38">
            <text:p>143.458</text:p>
          </table:table-cell>
          <table:table-cell office:value-type="percentage" office:value="0.89945703286644008" table:style-name="ce39">
            <text:p>89,9%</text:p>
          </table:table-cell>
          <table:table-cell office:value-type="float" office:value="107429" table:style-name="ce38">
            <text:p>107.429</text:p>
          </table:table-cell>
          <table:table-cell office:value-type="percentage" office:value="0.80483821425093083" table:style-name="ce39">
            <text:p>80,5%</text:p>
          </table:table-cell>
          <table:table-cell office:value-type="float" office:value="78703" table:style-name="ce38">
            <text:p>78.703</text:p>
          </table:table-cell>
          <table:table-cell office:value-type="percentage" office:value="0.69451994352276736" table:style-name="ce39">
            <text:p>69,5%</text:p>
          </table:table-cell>
          <table:table-cell office:value-type="float" office:value="24372" table:style-name="ce38">
            <text:p>24.372</text:p>
          </table:table-cell>
          <table:table-cell office:value-type="percentage" office:value="0.28757522123893803" table:style-name="ce39">
            <text:p>28,8%</text:p>
          </table:table-cell>
          <table:table-cell office:value-type="float" office:value="818999" table:style-name="ce38">
            <text:p>818.99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5899645178443884" table:style-name="ce39">
            <text:p>8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577" table:style-name="ce38">
            <text:p>241.577</text:p>
          </table:table-cell>
          <table:table-cell office:value-type="percentage" office:value="1" table:style-name="ce39">
            <text:p>100,0%</text:p>
          </table:table-cell>
          <table:table-cell office:value-type="float" office:value="290190" table:style-name="ce38">
            <text:p>290.190</text:p>
          </table:table-cell>
          <table:table-cell office:value-type="percentage" office:value="1" table:style-name="ce39">
            <text:p>100,0%</text:p>
          </table:table-cell>
          <table:table-cell office:value-type="float" office:value="341088" table:style-name="ce38">
            <text:p>341.088</text:p>
          </table:table-cell>
          <table:table-cell office:value-type="percentage" office:value="0.98316936992508508" table:style-name="ce39">
            <text:p>98,3%</text:p>
          </table:table-cell>
          <table:table-cell office:value-type="float" office:value="384488" table:style-name="ce38">
            <text:p>384.488</text:p>
          </table:table-cell>
          <table:table-cell office:value-type="percentage" office:value="0.94727376203838975" table:style-name="ce39">
            <text:p>94,7%</text:p>
          </table:table-cell>
          <table:table-cell office:value-type="float" office:value="396065" table:style-name="ce38">
            <text:p>396.065</text:p>
          </table:table-cell>
          <table:table-cell office:value-type="percentage" office:value="0.89360612425855268" table:style-name="ce39">
            <text:p>89,4%</text:p>
          </table:table-cell>
          <table:table-cell office:value-type="float" office:value="242702" table:style-name="ce38">
            <text:p>242.702</text:p>
          </table:table-cell>
          <table:table-cell office:value-type="percentage" office:value="0.7504514421411963" table:style-name="ce39">
            <text:p>75,0%</text:p>
          </table:table-cell>
          <table:table-cell office:value-type="float" office:value="163932" table:style-name="ce38">
            <text:p>163.932</text:p>
          </table:table-cell>
          <table:table-cell office:value-type="percentage" office:value="0.70972071295907457" table:style-name="ce39">
            <text:p>71,0%</text:p>
          </table:table-cell>
          <table:table-cell office:value-type="float" office:value="34356" table:style-name="ce38">
            <text:p>34.356</text:p>
          </table:table-cell>
          <table:table-cell office:value-type="percentage" office:value="0.19085924436271923" table:style-name="ce39">
            <text:p>19,1%</text:p>
          </table:table-cell>
          <table:table-cell office:value-type="float" office:value="2094398" table:style-name="ce38">
            <text:p>2.094.39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5329010383797577" table:style-name="ce39">
            <text:p>8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7" table:style-name="ce38">
            <text:p>23.327</text:p>
          </table:table-cell>
          <table:table-cell office:value-type="percentage" office:value="1" table:style-name="ce39">
            <text:p>100,0%</text:p>
          </table:table-cell>
          <table:table-cell office:value-type="float" office:value="28578" table:style-name="ce38">
            <text:p>28.578</text:p>
          </table:table-cell>
          <table:table-cell office:value-type="percentage" office:value="1" table:style-name="ce39">
            <text:p>100,0%</text:p>
          </table:table-cell>
          <table:table-cell office:value-type="float" office:value="37540" table:style-name="ce38">
            <text:p>37.540</text:p>
          </table:table-cell>
          <table:table-cell office:value-type="percentage" office:value="0.99528076780317087" table:style-name="ce39">
            <text:p>99,5%</text:p>
          </table:table-cell>
          <table:table-cell office:value-type="float" office:value="44391" table:style-name="ce38">
            <text:p>44.391</text:p>
          </table:table-cell>
          <table:table-cell office:value-type="percentage" office:value="0.93133182275931525" table:style-name="ce39">
            <text:p>93,1%</text:p>
          </table:table-cell>
          <table:table-cell office:value-type="float" office:value="45597" table:style-name="ce38">
            <text:p>45.597</text:p>
          </table:table-cell>
          <table:table-cell office:value-type="percentage" office:value="0.86118193665363474" table:style-name="ce39">
            <text:p>86,1%</text:p>
          </table:table-cell>
          <table:table-cell office:value-type="float" office:value="27678" table:style-name="ce38">
            <text:p>27.678</text:p>
          </table:table-cell>
          <table:table-cell office:value-type="percentage" office:value="0.70393448460032049" table:style-name="ce39">
            <text:p>70,4%</text:p>
          </table:table-cell>
          <table:table-cell office:value-type="float" office:value="18286" table:style-name="ce38">
            <text:p>18.286</text:p>
          </table:table-cell>
          <table:table-cell office:value-type="percentage" office:value="0.60036771948256618" table:style-name="ce39">
            <text:p>60,0%</text:p>
          </table:table-cell>
          <table:table-cell office:value-type="float" office:value="7427" table:style-name="ce38">
            <text:p>7.427</text:p>
          </table:table-cell>
          <table:table-cell office:value-type="percentage" office:value="0.29088986370045433" table:style-name="ce39">
            <text:p>29,1%</text:p>
          </table:table-cell>
          <table:table-cell office:value-type="float" office:value="232824" table:style-name="ce38">
            <text:p>232.82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198894249392541" table:style-name="ce39">
            <text:p>8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792" table:style-name="ce38">
            <text:p>372.792</text:p>
          </table:table-cell>
          <table:table-cell office:value-type="percentage" office:value="1" table:style-name="ce39">
            <text:p>100,0%</text:p>
          </table:table-cell>
          <table:table-cell office:value-type="float" office:value="508616" table:style-name="ce38">
            <text:p>508.616</text:p>
          </table:table-cell>
          <table:table-cell office:value-type="percentage" office:value="0.96680169023401341" table:style-name="ce39">
            <text:p>96,7%</text:p>
          </table:table-cell>
          <table:table-cell office:value-type="float" office:value="680039" table:style-name="ce38">
            <text:p>680.039</text:p>
          </table:table-cell>
          <table:table-cell office:value-type="percentage" office:value="0.96689430034280122" table:style-name="ce39">
            <text:p>96,7%</text:p>
          </table:table-cell>
          <table:table-cell office:value-type="float" office:value="920768" table:style-name="ce38">
            <text:p>920.768</text:p>
          </table:table-cell>
          <table:table-cell office:value-type="percentage" office:value="0.94652969881258209" table:style-name="ce39">
            <text:p>94,7%</text:p>
          </table:table-cell>
          <table:table-cell office:value-type="float" office:value="985936" table:style-name="ce38">
            <text:p>985.936</text:p>
          </table:table-cell>
          <table:table-cell office:value-type="percentage" office:value="0.84559221455765199" table:style-name="ce39">
            <text:p>84,6%</text:p>
          </table:table-cell>
          <table:table-cell office:value-type="float" office:value="669766" table:style-name="ce38">
            <text:p>669.766</text:p>
          </table:table-cell>
          <table:table-cell office:value-type="percentage" office:value="0.70528410766185079" table:style-name="ce39">
            <text:p>70,5%</text:p>
          </table:table-cell>
          <table:table-cell office:value-type="float" office:value="496145" table:style-name="ce38">
            <text:p>496.145</text:p>
          </table:table-cell>
          <table:table-cell office:value-type="percentage" office:value="0.66823125357756152" table:style-name="ce39">
            <text:p>66,8%</text:p>
          </table:table-cell>
          <table:table-cell office:value-type="float" office:value="199760" table:style-name="ce38">
            <text:p>199.760</text:p>
          </table:table-cell>
          <table:table-cell office:value-type="percentage" office:value="0.36087595882516593" table:style-name="ce39">
            <text:p>36,1%</text:p>
          </table:table-cell>
          <table:table-cell office:value-type="float" office:value="4833822" table:style-name="ce38">
            <text:p>4.833.82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0861039519151845" table:style-name="ce39">
            <text:p>8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84" table:style-name="ce38">
            <text:p>73.684</text:p>
          </table:table-cell>
          <table:table-cell office:value-type="percentage" office:value="1" table:style-name="ce39">
            <text:p>100,0%</text:p>
          </table:table-cell>
          <table:table-cell office:value-type="float" office:value="102492" table:style-name="ce38">
            <text:p>102.492</text:p>
          </table:table-cell>
          <table:table-cell office:value-type="percentage" office:value="0.99604466515709578" table:style-name="ce39">
            <text:p>99,6%</text:p>
          </table:table-cell>
          <table:table-cell office:value-type="float" office:value="145489" table:style-name="ce38">
            <text:p>145.489</text:p>
          </table:table-cell>
          <table:table-cell office:value-type="percentage" office:value="0.99033415243450029" table:style-name="ce39">
            <text:p>99,0%</text:p>
          </table:table-cell>
          <table:table-cell office:value-type="float" office:value="202968" table:style-name="ce38">
            <text:p>202.968</text:p>
          </table:table-cell>
          <table:table-cell office:value-type="percentage" office:value="0.95175751209813553" table:style-name="ce39">
            <text:p>95,2%</text:p>
          </table:table-cell>
          <table:table-cell office:value-type="float" office:value="222296" table:style-name="ce38">
            <text:p>222.296</text:p>
          </table:table-cell>
          <table:table-cell office:value-type="percentage" office:value="0.87464047812966006" table:style-name="ce39">
            <text:p>87,5%</text:p>
          </table:table-cell>
          <table:table-cell office:value-type="float" office:value="151091" table:style-name="ce38">
            <text:p>151.091</text:p>
          </table:table-cell>
          <table:table-cell office:value-type="percentage" office:value="0.72291306823347035" table:style-name="ce39">
            <text:p>72,3%</text:p>
          </table:table-cell>
          <table:table-cell office:value-type="float" office:value="120342" table:style-name="ce38">
            <text:p>120.342</text:p>
          </table:table-cell>
          <table:table-cell office:value-type="percentage" office:value="0.69865542705865957" table:style-name="ce39">
            <text:p>69,9%</text:p>
          </table:table-cell>
          <table:table-cell office:value-type="float" office:value="83247" table:style-name="ce38">
            <text:p>83.247</text:p>
          </table:table-cell>
          <table:table-cell office:value-type="percentage" office:value="0.58668442640280771" table:style-name="ce39">
            <text:p>58,7%</text:p>
          </table:table-cell>
          <table:table-cell office:value-type="float" office:value="1101609" table:style-name="ce38">
            <text:p>1.101.60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4083496611423081" table:style-name="ce39">
            <text:p>8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30" table:style-name="ce38">
            <text:p>42.430</text:p>
          </table:table-cell>
          <table:table-cell office:value-type="percentage" office:value="1" table:style-name="ce39">
            <text:p>100,0%</text:p>
          </table:table-cell>
          <table:table-cell office:value-type="float" office:value="55757" table:style-name="ce38">
            <text:p>55.757</text:p>
          </table:table-cell>
          <table:table-cell office:value-type="percentage" office:value="0.99937266991683393" table:style-name="ce39">
            <text:p>99,9%</text:p>
          </table:table-cell>
          <table:table-cell office:value-type="float" office:value="71031" table:style-name="ce38">
            <text:p>71.031</text:p>
          </table:table-cell>
          <table:table-cell office:value-type="percentage" office:value="0.96190618059693411" table:style-name="ce39">
            <text:p>96,2%</text:p>
          </table:table-cell>
          <table:table-cell office:value-type="float" office:value="89576" table:style-name="ce38">
            <text:p>89.576</text:p>
          </table:table-cell>
          <table:table-cell office:value-type="percentage" office:value="0.9263863321405672" table:style-name="ce39">
            <text:p>92,6%</text:p>
          </table:table-cell>
          <table:table-cell office:value-type="float" office:value="91949" table:style-name="ce38">
            <text:p>91.949</text:p>
          </table:table-cell>
          <table:table-cell office:value-type="percentage" office:value="0.85136386363215499" table:style-name="ce39">
            <text:p>85,1%</text:p>
          </table:table-cell>
          <table:table-cell office:value-type="float" office:value="58434" table:style-name="ce38">
            <text:p>58.434</text:p>
          </table:table-cell>
          <table:table-cell office:value-type="percentage" office:value="0.71838310323207244" table:style-name="ce39">
            <text:p>71,8%</text:p>
          </table:table-cell>
          <table:table-cell office:value-type="float" office:value="47121" table:style-name="ce38">
            <text:p>47.121</text:p>
          </table:table-cell>
          <table:table-cell office:value-type="percentage" office:value="0.69166409793473949" table:style-name="ce39">
            <text:p>69,2%</text:p>
          </table:table-cell>
          <table:table-cell office:value-type="float" office:value="29791" table:style-name="ce38">
            <text:p>29.791</text:p>
          </table:table-cell>
          <table:table-cell office:value-type="percentage" office:value="0.52832162871532951" table:style-name="ce39">
            <text:p>52,8%</text:p>
          </table:table-cell>
          <table:table-cell office:value-type="float" office:value="486089" table:style-name="ce38">
            <text:p>486.08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3613254574665352" table:style-name="ce39">
            <text:p>83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09" table:style-name="ce38">
            <text:p>163.809</text:p>
          </table:table-cell>
          <table:table-cell office:value-type="percentage" office:value="1" table:style-name="ce39">
            <text:p>100,0%</text:p>
          </table:table-cell>
          <table:table-cell office:value-type="float" office:value="213133" table:style-name="ce38">
            <text:p>213.133</text:p>
          </table:table-cell>
          <table:table-cell office:value-type="percentage" office:value="1" table:style-name="ce39">
            <text:p>100,0%</text:p>
          </table:table-cell>
          <table:table-cell office:value-type="float" office:value="274956" table:style-name="ce38">
            <text:p>274.956</text:p>
          </table:table-cell>
          <table:table-cell office:value-type="percentage" office:value="0.98156854765296175" table:style-name="ce39">
            <text:p>98,2%</text:p>
          </table:table-cell>
          <table:table-cell office:value-type="float" office:value="313432" table:style-name="ce38">
            <text:p>313.432</text:p>
          </table:table-cell>
          <table:table-cell office:value-type="percentage" office:value="0.92192118878630025" table:style-name="ce39">
            <text:p>92,2%</text:p>
          </table:table-cell>
          <table:table-cell office:value-type="float" office:value="305040" table:style-name="ce38">
            <text:p>305.040</text:p>
          </table:table-cell>
          <table:table-cell office:value-type="percentage" office:value="0.84234245429165533" table:style-name="ce39">
            <text:p>84,2%</text:p>
          </table:table-cell>
          <table:table-cell office:value-type="float" office:value="176769" table:style-name="ce38">
            <text:p>176.769</text:p>
          </table:table-cell>
          <table:table-cell office:value-type="percentage" office:value="0.67846382362988067" table:style-name="ce39">
            <text:p>67,8%</text:p>
          </table:table-cell>
          <table:table-cell office:value-type="float" office:value="113785" table:style-name="ce38">
            <text:p>113.785</text:p>
          </table:table-cell>
          <table:table-cell office:value-type="percentage" office:value="0.56459455972689476" table:style-name="ce39">
            <text:p>56,5%</text:p>
          </table:table-cell>
          <table:table-cell office:value-type="float" office:value="61592" table:style-name="ce38">
            <text:p>61.592</text:p>
          </table:table-cell>
          <table:table-cell office:value-type="percentage" office:value="0.36530135345124137" table:style-name="ce39">
            <text:p>36,5%</text:p>
          </table:table-cell>
          <table:table-cell office:value-type="float" office:value="1622516" table:style-name="ce38">
            <text:p>1.622.51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1782389917452269" table:style-name="ce39">
            <text:p>81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9" table:style-name="ce38">
            <text:p>2.379</text:p>
          </table:table-cell>
          <table:table-cell office:value-type="percentage" office:value="0.9132437619961612" table:style-name="ce39">
            <text:p>91,3%</text:p>
          </table:table-cell>
          <table:table-cell office:value-type="float" office:value="3857" table:style-name="ce38">
            <text:p>3.857</text:p>
          </table:table-cell>
          <table:table-cell office:value-type="percentage" office:value="0.89323761000463175" table:style-name="ce39">
            <text:p>89,3%</text:p>
          </table:table-cell>
          <table:table-cell office:value-type="float" office:value="7465" table:style-name="ce38">
            <text:p>7.465</text:p>
          </table:table-cell>
          <table:table-cell office:value-type="percentage" office:value="0.95010818378515971" table:style-name="ce39">
            <text:p>95,0%</text:p>
          </table:table-cell>
          <table:table-cell office:value-type="float" office:value="10130" table:style-name="ce38">
            <text:p>10.130</text:p>
          </table:table-cell>
          <table:table-cell office:value-type="percentage" office:value="0.87660089996538593" table:style-name="ce39">
            <text:p>87,7%</text:p>
          </table:table-cell>
          <table:table-cell office:value-type="float" office:value="10390" table:style-name="ce38">
            <text:p>10.390</text:p>
          </table:table-cell>
          <table:table-cell office:value-type="percentage" office:value="0.82186362917259925" table:style-name="ce39">
            <text:p>82,2%</text:p>
          </table:table-cell>
          <table:table-cell office:value-type="float" office:value="8169" table:style-name="ce38">
            <text:p>8.169</text:p>
          </table:table-cell>
          <table:table-cell office:value-type="percentage" office:value="0.68681688246174544" table:style-name="ce39">
            <text:p>68,7%</text:p>
          </table:table-cell>
          <table:table-cell office:value-type="float" office:value="7527" table:style-name="ce38">
            <text:p>7.527</text:p>
          </table:table-cell>
          <table:table-cell office:value-type="percentage" office:value="0.68633172244004736" table:style-name="ce39">
            <text:p>68,6%</text:p>
          </table:table-cell>
          <table:table-cell office:value-type="float" office:value="4995" table:style-name="ce38">
            <text:p>4.995</text:p>
          </table:table-cell>
          <table:table-cell office:value-type="percentage" office:value="0.5473372781065089" table:style-name="ce39">
            <text:p>54,7%</text:p>
          </table:table-cell>
          <table:table-cell office:value-type="float" office:value="54912" table:style-name="ce38">
            <text:p>54.91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7378989642781648" table:style-name="ce39">
            <text:p>77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6" table:style-name="ce38">
            <text:p>1.996</text:p>
          </table:table-cell>
          <table:table-cell office:value-type="percentage" office:value="0.8497232865048957" table:style-name="ce39">
            <text:p>85,0%</text:p>
          </table:table-cell>
          <table:table-cell office:value-type="float" office:value="3281" table:style-name="ce38">
            <text:p>3.281</text:p>
          </table:table-cell>
          <table:table-cell office:value-type="percentage" office:value="0.87540021344717178" table:style-name="ce39">
            <text:p>87,5%</text:p>
          </table:table-cell>
          <table:table-cell office:value-type="float" office:value="6984" table:style-name="ce38">
            <text:p>6.984</text:p>
          </table:table-cell>
          <table:table-cell office:value-type="percentage" office:value="0.89229589881180527" table:style-name="ce39">
            <text:p>89,2%</text:p>
          </table:table-cell>
          <table:table-cell office:value-type="float" office:value="9378" table:style-name="ce38">
            <text:p>9.378</text:p>
          </table:table-cell>
          <table:table-cell office:value-type="percentage" office:value="0.82998495442074516" table:style-name="ce39">
            <text:p>83,0%</text:p>
          </table:table-cell>
          <table:table-cell office:value-type="float" office:value="9583" table:style-name="ce38">
            <text:p>9.583</text:p>
          </table:table-cell>
          <table:table-cell office:value-type="percentage" office:value="0.79845025829028493" table:style-name="ce39">
            <text:p>79,8%</text:p>
          </table:table-cell>
          <table:table-cell office:value-type="float" office:value="7917" table:style-name="ce38">
            <text:p>7.917</text:p>
          </table:table-cell>
          <table:table-cell office:value-type="percentage" office:value="0.65251792631665706" table:style-name="ce39">
            <text:p>65,3%</text:p>
          </table:table-cell>
          <table:table-cell office:value-type="float" office:value="7486" table:style-name="ce38">
            <text:p>7.486</text:p>
          </table:table-cell>
          <table:table-cell office:value-type="percentage" office:value="0.62409337223843264" table:style-name="ce39">
            <text:p>62,4%</text:p>
          </table:table-cell>
          <table:table-cell office:value-type="float" office:value="5601" table:style-name="ce38">
            <text:p>5.601</text:p>
          </table:table-cell>
          <table:table-cell office:value-type="percentage" office:value="0.58502193440568206" table:style-name="ce39">
            <text:p>58,5%</text:p>
          </table:table-cell>
          <table:table-cell office:value-type="float" office:value="52226" table:style-name="ce38">
            <text:p>52.22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3633454114794084" table:style-name="ce39">
            <text:p>73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5" table:style-name="ce38">
            <text:p>3.505</text:p>
          </table:table-cell>
          <table:table-cell office:value-type="string" table:style-name="ce39">
            <text:p>-</text:p>
          </table:table-cell>
          <table:table-cell office:value-type="float" office:value="9457" table:style-name="ce38">
            <text:p>9.457</text:p>
          </table:table-cell>
          <table:table-cell office:value-type="string" table:style-name="ce39">
            <text:p>-</text:p>
          </table:table-cell>
          <table:table-cell office:value-type="float" office:value="21815" table:style-name="ce38">
            <text:p>21.815</text:p>
          </table:table-cell>
          <table:table-cell office:value-type="string" table:style-name="ce39">
            <text:p>-</text:p>
          </table:table-cell>
          <table:table-cell office:value-type="float" office:value="31364" table:style-name="ce38">
            <text:p>31.364</text:p>
          </table:table-cell>
          <table:table-cell office:value-type="string" table:style-name="ce39">
            <text:p>-</text:p>
          </table:table-cell>
          <table:table-cell office:value-type="float" office:value="24026" table:style-name="ce38">
            <text:p>24.026</text:p>
          </table:table-cell>
          <table:table-cell office:value-type="string" table:style-name="ce39">
            <text:p>-</text:p>
          </table:table-cell>
          <table:table-cell office:value-type="float" office:value="941" table:style-name="ce38">
            <text:p>941</text:p>
          </table:table-cell>
          <table:table-cell office:value-type="string" table:style-name="ce39">
            <text:p>-</text:p>
          </table:table-cell>
          <table:table-cell office:value-type="float" office:value="91158" table:style-name="ce38">
            <text:p>91.15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58" table:style-name="ce41">
            <text:p>158</text:p>
          </table:table-cell>
          <table:table-cell office:value-type="string" table:style-name="ce42">
            <text:p>-</text:p>
          </table:table-cell>
          <table:table-cell office:value-type="float" office:value="456" table:style-name="ce41">
            <text:p>456</text:p>
          </table:table-cell>
          <table:table-cell office:value-type="string" table:style-name="ce42">
            <text:p>-</text:p>
          </table:table-cell>
          <table:table-cell office:value-type="float" office:value="877" table:style-name="ce41">
            <text:p>877</text:p>
          </table:table-cell>
          <table:table-cell office:value-type="string" table:style-name="ce42">
            <text:p>-</text:p>
          </table:table-cell>
          <table:table-cell office:value-type="float" office:value="975" table:style-name="ce41">
            <text:p>975</text:p>
          </table:table-cell>
          <table:table-cell office:value-type="string" table:style-name="ce42">
            <text:p>-</text:p>
          </table:table-cell>
          <table:table-cell office:value-type="float" office:value="890" table:style-name="ce41">
            <text:p>890</text:p>
          </table:table-cell>
          <table:table-cell office:value-type="string" table:style-name="ce42">
            <text:p>-</text:p>
          </table:table-cell>
          <table:table-cell office:value-type="float" office:value="125" table:style-name="ce41">
            <text:p>125</text:p>
          </table:table-cell>
          <table:table-cell office:value-type="string" table:style-name="ce42">
            <text:p>-</text:p>
          </table:table-cell>
          <table:table-cell office:value-type="float" office:value="3524" table:style-name="ce41">
            <text:p>3.52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8855" table:style-name="ce45">
            <text:p>2.928.855</text:p>
          </table:table-cell>
          <table:table-cell office:value-type="percentage" office:value="1" table:style-name="ce46">
            <text:p>100,0%</text:p>
          </table:table-cell>
          <table:table-cell office:value-type="float" office:value="3924725" table:style-name="ce45">
            <text:p>3.924.725</text:p>
          </table:table-cell>
          <table:table-cell office:value-type="percentage" office:value="0.99108090943410998" table:style-name="ce46">
            <text:p>99,1%</text:p>
          </table:table-cell>
          <table:table-cell office:value-type="float" office:value="5196121" table:style-name="ce45">
            <text:p>5.196.121</text:p>
          </table:table-cell>
          <table:table-cell office:value-type="percentage" office:value="0.97360588916665702" table:style-name="ce46">
            <text:p>97,4%</text:p>
          </table:table-cell>
          <table:table-cell office:value-type="float" office:value="6522946" table:style-name="ce45">
            <text:p>6.522.946</text:p>
          </table:table-cell>
          <table:table-cell office:value-type="percentage" office:value="0.92743668482503105" table:style-name="ce46">
            <text:p>92,7%</text:p>
          </table:table-cell>
          <table:table-cell office:value-type="float" office:value="6690953" table:style-name="ce45">
            <text:p>6.690.953</text:p>
          </table:table-cell>
          <table:table-cell office:value-type="percentage" office:value="0.84784287666961022" table:style-name="ce46">
            <text:p>84,8%</text:p>
          </table:table-cell>
          <table:table-cell office:value-type="float" office:value="4437309" table:style-name="ce45">
            <text:p>4.437.309</text:p>
          </table:table-cell>
          <table:table-cell office:value-type="percentage" office:value="0.71220256538782478" table:style-name="ce46">
            <text:p>71,2%</text:p>
          </table:table-cell>
          <table:table-cell office:value-type="float" office:value="3318874" table:style-name="ce45">
            <text:p>3.318.874</text:p>
          </table:table-cell>
          <table:table-cell office:value-type="percentage" office:value="0.67120639723013198" table:style-name="ce46">
            <text:p>67,1%</text:p>
          </table:table-cell>
          <table:table-cell office:value-type="float" office:value="1696444" table:style-name="ce45">
            <text:p>1.696.444</text:p>
          </table:table-cell>
          <table:table-cell office:value-type="percentage" office:value="0.43625121699206365" table:style-name="ce46">
            <text:p>43,6%</text:p>
          </table:table-cell>
          <table:table-cell office:value-type="float" office:value="34716227" table:style-name="ce45">
            <text:p>34.716.22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242252989310711" table:style-name="ce46">
            <text:p>82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959" table:style-name="ce35">
            <text:p>425.959</text:p>
          </table:table-cell>
          <table:table-cell office:value-type="percentage" office:value="1" table:style-name="ce36">
            <text:p>100,0%</text:p>
          </table:table-cell>
          <table:table-cell office:value-type="float" office:value="645062" table:style-name="ce35">
            <text:p>645.062</text:p>
          </table:table-cell>
          <table:table-cell office:value-type="percentage" office:value="0.99182171680907039" table:style-name="ce36">
            <text:p>99,2%</text:p>
          </table:table-cell>
          <table:table-cell office:value-type="float" office:value="862297" table:style-name="ce35">
            <text:p>862.297</text:p>
          </table:table-cell>
          <table:table-cell office:value-type="percentage" office:value="0.94122122323164292" table:style-name="ce36">
            <text:p>94,1%</text:p>
          </table:table-cell>
          <table:table-cell office:value-type="float" office:value="1120899" table:style-name="ce35">
            <text:p>1.120.899</text:p>
          </table:table-cell>
          <table:table-cell office:value-type="percentage" office:value="0.88607145652127517" table:style-name="ce36">
            <text:p>88,6%</text:p>
          </table:table-cell>
          <table:table-cell office:value-type="float" office:value="1117497" table:style-name="ce35">
            <text:p>1.117.497</text:p>
          </table:table-cell>
          <table:table-cell office:value-type="percentage" office:value="0.80679063239560067" table:style-name="ce36">
            <text:p>80,7%</text:p>
          </table:table-cell>
          <table:table-cell office:value-type="float" office:value="674818" table:style-name="ce35">
            <text:p>674.818</text:p>
          </table:table-cell>
          <table:table-cell office:value-type="percentage" office:value="0.59183295811235936" table:style-name="ce36">
            <text:p>59,2%</text:p>
          </table:table-cell>
          <table:table-cell office:value-type="float" office:value="259645" table:style-name="ce35">
            <text:p>259.645</text:p>
          </table:table-cell>
          <table:table-cell office:value-type="percentage" office:value="0.27958741084042588" table:style-name="ce36">
            <text:p>28,0%</text:p>
          </table:table-cell>
          <table:table-cell office:value-type="float" office:value="10394" table:style-name="ce35">
            <text:p>10.394</text:p>
          </table:table-cell>
          <table:table-cell office:value-type="percentage" office:value="1.3805157874744158E-2" table:style-name="ce36">
            <text:p>1,4%</text:p>
          </table:table-cell>
          <table:table-cell office:value-type="float" office:value="5116571" table:style-name="ce35">
            <text:p>5.116.57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8660603397086006" table:style-name="ce36">
            <text:p>6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28" table:style-name="ce38">
            <text:p>99.328</text:p>
          </table:table-cell>
          <table:table-cell office:value-type="percentage" office:value="1" table:style-name="ce39">
            <text:p>100,0%</text:p>
          </table:table-cell>
          <table:table-cell office:value-type="float" office:value="117784" table:style-name="ce38">
            <text:p>117.784</text:p>
          </table:table-cell>
          <table:table-cell office:value-type="percentage" office:value="0.99015594132234874" table:style-name="ce39">
            <text:p>99,0%</text:p>
          </table:table-cell>
          <table:table-cell office:value-type="float" office:value="146210" table:style-name="ce38">
            <text:p>146.210</text:p>
          </table:table-cell>
          <table:table-cell office:value-type="percentage" office:value="0.93504383917322709" table:style-name="ce39">
            <text:p>93,5%</text:p>
          </table:table-cell>
          <table:table-cell office:value-type="float" office:value="176656" table:style-name="ce38">
            <text:p>176.656</text:p>
          </table:table-cell>
          <table:table-cell office:value-type="percentage" office:value="0.89100501346675676" table:style-name="ce39">
            <text:p>89,1%</text:p>
          </table:table-cell>
          <table:table-cell office:value-type="float" office:value="173222" table:style-name="ce38">
            <text:p>173.222</text:p>
          </table:table-cell>
          <table:table-cell office:value-type="percentage" office:value="0.80589737744425272" table:style-name="ce39">
            <text:p>80,6%</text:p>
          </table:table-cell>
          <table:table-cell office:value-type="float" office:value="99270" table:style-name="ce38">
            <text:p>99.270</text:p>
          </table:table-cell>
          <table:table-cell office:value-type="percentage" office:value="0.60425112304152517" table:style-name="ce39">
            <text:p>60,4%</text:p>
          </table:table-cell>
          <table:table-cell office:value-type="float" office:value="55452" table:style-name="ce38">
            <text:p>55.452</text:p>
          </table:table-cell>
          <table:table-cell office:value-type="percentage" office:value="0.42524213771366787" table:style-name="ce39">
            <text:p>42,5%</text:p>
          </table:table-cell>
          <table:table-cell office:value-type="float" office:value="17134" table:style-name="ce38">
            <text:p>17.134</text:p>
          </table:table-cell>
          <table:table-cell office:value-type="percentage" office:value="0.16617366088314309" table:style-name="ce39">
            <text:p>16,6%</text:p>
          </table:table-cell>
          <table:table-cell office:value-type="float" office:value="885056" table:style-name="ce38">
            <text:p>885.05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4679825234952335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35" table:style-name="ce38">
            <text:p>87.735</text:p>
          </table:table-cell>
          <table:table-cell office:value-type="percentage" office:value="0.99896386036025775" table:style-name="ce39">
            <text:p>99,9%</text:p>
          </table:table-cell>
          <table:table-cell office:value-type="float" office:value="113408" table:style-name="ce38">
            <text:p>113.408</text:p>
          </table:table-cell>
          <table:table-cell office:value-type="percentage" office:value="1" table:style-name="ce39">
            <text:p>100,0%</text:p>
          </table:table-cell>
          <table:table-cell office:value-type="float" office:value="142350" table:style-name="ce38">
            <text:p>142.350</text:p>
          </table:table-cell>
          <table:table-cell office:value-type="percentage" office:value="0.95120679977547906" table:style-name="ce39">
            <text:p>95,1%</text:p>
          </table:table-cell>
          <table:table-cell office:value-type="float" office:value="145535" table:style-name="ce38">
            <text:p>145.535</text:p>
          </table:table-cell>
          <table:table-cell office:value-type="percentage" office:value="0.89480156168342095" table:style-name="ce39">
            <text:p>89,5%</text:p>
          </table:table-cell>
          <table:table-cell office:value-type="float" office:value="139335" table:style-name="ce38">
            <text:p>139.335</text:p>
          </table:table-cell>
          <table:table-cell office:value-type="percentage" office:value="0.83437629122178769" table:style-name="ce39">
            <text:p>83,4%</text:p>
          </table:table-cell>
          <table:table-cell office:value-type="float" office:value="68973" table:style-name="ce38">
            <text:p>68.973</text:p>
          </table:table-cell>
          <table:table-cell office:value-type="percentage" office:value="0.60264217874898429" table:style-name="ce39">
            <text:p>60,3%</text:p>
          </table:table-cell>
          <table:table-cell office:value-type="float" office:value="19285" table:style-name="ce38">
            <text:p>19.285</text:p>
          </table:table-cell>
          <table:table-cell office:value-type="percentage" office:value="0.24377140979130588" table:style-name="ce39">
            <text:p>24,4%</text:p>
          </table:table-cell>
          <table:table-cell office:value-type="float" office:value="1527" table:style-name="ce38">
            <text:p>1.527</text:p>
          </table:table-cell>
          <table:table-cell office:value-type="percentage" office:value="2.3859374999999999E-2" table:style-name="ce39">
            <text:p>2,4%</text:p>
          </table:table-cell>
          <table:table-cell office:value-type="float" office:value="718148" table:style-name="ce38">
            <text:p>718.14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6895517529742685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74" table:style-name="ce38">
            <text:p>50.374</text:p>
          </table:table-cell>
          <table:table-cell office:value-type="percentage" office:value="1" table:style-name="ce39">
            <text:p>100,0%</text:p>
          </table:table-cell>
          <table:table-cell office:value-type="float" office:value="77849" table:style-name="ce38">
            <text:p>77.849</text:p>
          </table:table-cell>
          <table:table-cell office:value-type="percentage" office:value="0.96687614883998207" table:style-name="ce39">
            <text:p>96,7%</text:p>
          </table:table-cell>
          <table:table-cell office:value-type="float" office:value="103646" table:style-name="ce38">
            <text:p>103.646</text:p>
          </table:table-cell>
          <table:table-cell office:value-type="percentage" office:value="0.88411768218304032" table:style-name="ce39">
            <text:p>88,4%</text:p>
          </table:table-cell>
          <table:table-cell office:value-type="float" office:value="140708" table:style-name="ce38">
            <text:p>140.708</text:p>
          </table:table-cell>
          <table:table-cell office:value-type="percentage" office:value="0.84867639342087009" table:style-name="ce39">
            <text:p>84,9%</text:p>
          </table:table-cell>
          <table:table-cell office:value-type="float" office:value="149692" table:style-name="ce38">
            <text:p>149.692</text:p>
          </table:table-cell>
          <table:table-cell office:value-type="percentage" office:value="0.72605397435151231" table:style-name="ce39">
            <text:p>72,6%</text:p>
          </table:table-cell>
          <table:table-cell office:value-type="float" office:value="91671" table:style-name="ce38">
            <text:p>91.671</text:p>
          </table:table-cell>
          <table:table-cell office:value-type="percentage" office:value="0.50316982002008925" table:style-name="ce39">
            <text:p>50,3%</text:p>
          </table:table-cell>
          <table:table-cell office:value-type="float" office:value="62054" table:style-name="ce38">
            <text:p>62.054</text:p>
          </table:table-cell>
          <table:table-cell office:value-type="percentage" office:value="0.44985573646895072" table:style-name="ce39">
            <text:p>45,0%</text:p>
          </table:table-cell>
          <table:table-cell office:value-type="float" office:value="27198" table:style-name="ce38">
            <text:p>27.198</text:p>
          </table:table-cell>
          <table:table-cell office:value-type="percentage" office:value="0.28485546711353166" table:style-name="ce39">
            <text:p>28,5%</text:p>
          </table:table-cell>
          <table:table-cell office:value-type="float" office:value="703192" table:style-name="ce38">
            <text:p>703.19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7949987776206988" table:style-name="ce39">
            <text:p>6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737" table:style-name="ce38">
            <text:p>90.737</text:p>
          </table:table-cell>
          <table:table-cell office:value-type="percentage" office:value="1" table:style-name="ce39">
            <text:p>100,0%</text:p>
          </table:table-cell>
          <table:table-cell office:value-type="float" office:value="148086" table:style-name="ce38">
            <text:p>148.086</text:p>
          </table:table-cell>
          <table:table-cell office:value-type="percentage" office:value="0.95829315800713122" table:style-name="ce39">
            <text:p>95,8%</text:p>
          </table:table-cell>
          <table:table-cell office:value-type="float" office:value="205758" table:style-name="ce38">
            <text:p>205.758</text:p>
          </table:table-cell>
          <table:table-cell office:value-type="percentage" office:value="0.87522331682915622" table:style-name="ce39">
            <text:p>87,5%</text:p>
          </table:table-cell>
          <table:table-cell office:value-type="float" office:value="305224" table:style-name="ce38">
            <text:p>305.224</text:p>
          </table:table-cell>
          <table:table-cell office:value-type="percentage" office:value="0.87079472314785233" table:style-name="ce39">
            <text:p>87,1%</text:p>
          </table:table-cell>
          <table:table-cell office:value-type="float" office:value="287347" table:style-name="ce38">
            <text:p>287.347</text:p>
          </table:table-cell>
          <table:table-cell office:value-type="percentage" office:value="0.74073014301770446" table:style-name="ce39">
            <text:p>74,1%</text:p>
          </table:table-cell>
          <table:table-cell office:value-type="float" office:value="166401" table:style-name="ce38">
            <text:p>166.401</text:p>
          </table:table-cell>
          <table:table-cell office:value-type="percentage" office:value="0.53516501894292678" table:style-name="ce39">
            <text:p>53,5%</text:p>
          </table:table-cell>
          <table:table-cell office:value-type="float" office:value="82065" table:style-name="ce38">
            <text:p>82.065</text:p>
          </table:table-cell>
          <table:table-cell office:value-type="percentage" office:value="0.32598074264740934" table:style-name="ce39">
            <text:p>32,6%</text:p>
          </table:table-cell>
          <table:table-cell office:value-type="float" office:value="12293" table:style-name="ce38">
            <text:p>12.293</text:p>
          </table:table-cell>
          <table:table-cell office:value-type="percentage" office:value="6.837155236183029E-2" table:style-name="ce39">
            <text:p>6,8%</text:p>
          </table:table-cell>
          <table:table-cell office:value-type="float" office:value="1297911" table:style-name="ce38">
            <text:p>1.297.91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619380917943628" table:style-name="ce39">
            <text:p>6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48" table:style-name="ce38">
            <text:p>41.848</text:p>
          </table:table-cell>
          <table:table-cell office:value-type="percentage" office:value="1" table:style-name="ce39">
            <text:p>100,0%</text:p>
          </table:table-cell>
          <table:table-cell office:value-type="float" office:value="55588" table:style-name="ce38">
            <text:p>55.588</text:p>
          </table:table-cell>
          <table:table-cell office:value-type="percentage" office:value="1" table:style-name="ce39">
            <text:p>100,0%</text:p>
          </table:table-cell>
          <table:table-cell office:value-type="float" office:value="74316" table:style-name="ce38">
            <text:p>74.316</text:p>
          </table:table-cell>
          <table:table-cell office:value-type="percentage" office:value="0.96083780464154112" table:style-name="ce39">
            <text:p>96,1%</text:p>
          </table:table-cell>
          <table:table-cell office:value-type="float" office:value="80474" table:style-name="ce38">
            <text:p>80.474</text:p>
          </table:table-cell>
          <table:table-cell office:value-type="percentage" office:value="0.89451336089991551" table:style-name="ce39">
            <text:p>89,5%</text:p>
          </table:table-cell>
          <table:table-cell office:value-type="float" office:value="79669" table:style-name="ce38">
            <text:p>79.669</text:p>
          </table:table-cell>
          <table:table-cell office:value-type="percentage" office:value="0.81486974398838075" table:style-name="ce39">
            <text:p>81,5%</text:p>
          </table:table-cell>
          <table:table-cell office:value-type="float" office:value="31673" table:style-name="ce38">
            <text:p>31.673</text:p>
          </table:table-cell>
          <table:table-cell office:value-type="percentage" office:value="0.44943453521206705" table:style-name="ce39">
            <text:p>44,9%</text:p>
          </table:table-cell>
          <table:table-cell office:value-type="float" office:value="7516" table:style-name="ce38">
            <text:p>7.516</text:p>
          </table:table-cell>
          <table:table-cell office:value-type="percentage" office:value="0.14881694881694882" table:style-name="ce39">
            <text:p>14,9%</text:p>
          </table:table-cell>
          <table:table-cell office:value-type="float" office:value="677" table:style-name="ce38">
            <text:p>677</text:p>
          </table:table-cell>
          <table:table-cell office:value-type="percentage" office:value="1.539931305870846E-2" table:style-name="ce39">
            <text:p>1,5%</text:p>
          </table:table-cell>
          <table:table-cell office:value-type="float" office:value="371761" table:style-name="ce38">
            <text:p>371.76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0929564781054977" table:style-name="ce39">
            <text:p>7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046" table:style-name="ce38">
            <text:p>226.046</text:p>
          </table:table-cell>
          <table:table-cell office:value-type="percentage" office:value="1" table:style-name="ce39">
            <text:p>100,0%</text:p>
          </table:table-cell>
          <table:table-cell office:value-type="float" office:value="247973" table:style-name="ce38">
            <text:p>247.973</text:p>
          </table:table-cell>
          <table:table-cell office:value-type="percentage" office:value="1" table:style-name="ce39">
            <text:p>100,0%</text:p>
          </table:table-cell>
          <table:table-cell office:value-type="float" office:value="307415" table:style-name="ce38">
            <text:p>307.415</text:p>
          </table:table-cell>
          <table:table-cell office:value-type="percentage" office:value="0.96496900258965712" table:style-name="ce39">
            <text:p>96,5%</text:p>
          </table:table-cell>
          <table:table-cell office:value-type="float" office:value="339349" table:style-name="ce38">
            <text:p>339.349</text:p>
          </table:table-cell>
          <table:table-cell office:value-type="percentage" office:value="0.89027087295861485" table:style-name="ce39">
            <text:p>89,0%</text:p>
          </table:table-cell>
          <table:table-cell office:value-type="float" office:value="301056" table:style-name="ce38">
            <text:p>301.056</text:p>
          </table:table-cell>
          <table:table-cell office:value-type="percentage" office:value="0.82865911561910788" table:style-name="ce39">
            <text:p>82,9%</text:p>
          </table:table-cell>
          <table:table-cell office:value-type="float" office:value="147688" table:style-name="ce38">
            <text:p>147.688</text:p>
          </table:table-cell>
          <table:table-cell office:value-type="percentage" office:value="0.55152119439994329" table:style-name="ce39">
            <text:p>55,2%</text:p>
          </table:table-cell>
          <table:table-cell office:value-type="float" office:value="46397" table:style-name="ce38">
            <text:p>46.397</text:p>
          </table:table-cell>
          <table:table-cell office:value-type="percentage" office:value="0.2198847426139541" table:style-name="ce39">
            <text:p>22,0%</text:p>
          </table:table-cell>
          <table:table-cell office:value-type="float" office:value="3559" table:style-name="ce38">
            <text:p>3.559</text:p>
          </table:table-cell>
          <table:table-cell office:value-type="percentage" office:value="2.1525081346542317E-2" table:style-name="ce39">
            <text:p>2,2%</text:p>
          </table:table-cell>
          <table:table-cell office:value-type="float" office:value="1619483" table:style-name="ce38">
            <text:p>1.619.48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4416117978929841" table:style-name="ce39">
            <text:p>7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63" table:style-name="ce38">
            <text:p>135.563</text:p>
          </table:table-cell>
          <table:table-cell office:value-type="percentage" office:value="1" table:style-name="ce39">
            <text:p>100,0%</text:p>
          </table:table-cell>
          <table:table-cell office:value-type="float" office:value="156356" table:style-name="ce38">
            <text:p>156.356</text:p>
          </table:table-cell>
          <table:table-cell office:value-type="percentage" office:value="0.98274680863099539" table:style-name="ce39">
            <text:p>98,3%</text:p>
          </table:table-cell>
          <table:table-cell office:value-type="float" office:value="207972" table:style-name="ce38">
            <text:p>207.972</text:p>
          </table:table-cell>
          <table:table-cell office:value-type="percentage" office:value="0.95206094010364217" table:style-name="ce39">
            <text:p>95,2%</text:p>
          </table:table-cell>
          <table:table-cell office:value-type="float" office:value="270452" table:style-name="ce38">
            <text:p>270.452</text:p>
          </table:table-cell>
          <table:table-cell office:value-type="percentage" office:value="0.87958162860432287" table:style-name="ce39">
            <text:p>88,0%</text:p>
          </table:table-cell>
          <table:table-cell office:value-type="float" office:value="263024" table:style-name="ce38">
            <text:p>263.024</text:p>
          </table:table-cell>
          <table:table-cell office:value-type="percentage" office:value="0.79558385384371078" table:style-name="ce39">
            <text:p>79,6%</text:p>
          </table:table-cell>
          <table:table-cell office:value-type="float" office:value="162101" table:style-name="ce38">
            <text:p>162.101</text:p>
          </table:table-cell>
          <table:table-cell office:value-type="percentage" office:value="0.60962914769030574" table:style-name="ce39">
            <text:p>61,0%</text:p>
          </table:table-cell>
          <table:table-cell office:value-type="float" office:value="89313" table:style-name="ce38">
            <text:p>89.313</text:p>
          </table:table-cell>
          <table:table-cell office:value-type="percentage" office:value="0.40952546895992004" table:style-name="ce39">
            <text:p>41,0%</text:p>
          </table:table-cell>
          <table:table-cell office:value-type="float" office:value="9907" table:style-name="ce38">
            <text:p>9.907</text:p>
          </table:table-cell>
          <table:table-cell office:value-type="percentage" office:value="5.694594532453498E-2" table:style-name="ce39">
            <text:p>5,7%</text:p>
          </table:table-cell>
          <table:table-cell office:value-type="float" office:value="1294688" table:style-name="ce38">
            <text:p>1.294.68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1577811391520496" table:style-name="ce39">
            <text:p>7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833" table:style-name="ce38">
            <text:p>449.833</text:p>
          </table:table-cell>
          <table:table-cell office:value-type="percentage" office:value="1" table:style-name="ce39">
            <text:p>100,0%</text:p>
          </table:table-cell>
          <table:table-cell office:value-type="float" office:value="606894" table:style-name="ce38">
            <text:p>606.894</text:p>
          </table:table-cell>
          <table:table-cell office:value-type="percentage" office:value="0.95529929544209591" table:style-name="ce39">
            <text:p>95,5%</text:p>
          </table:table-cell>
          <table:table-cell office:value-type="float" office:value="760097" table:style-name="ce38">
            <text:p>760.097</text:p>
          </table:table-cell>
          <table:table-cell office:value-type="percentage" office:value="0.90748748782211697" table:style-name="ce39">
            <text:p>90,7%</text:p>
          </table:table-cell>
          <table:table-cell office:value-type="float" office:value="925624" table:style-name="ce38">
            <text:p>925.624</text:p>
          </table:table-cell>
          <table:table-cell office:value-type="percentage" office:value="0.84781183022220596" table:style-name="ce39">
            <text:p>84,8%</text:p>
          </table:table-cell>
          <table:table-cell office:value-type="float" office:value="1014110" table:style-name="ce38">
            <text:p>1.014.110</text:p>
          </table:table-cell>
          <table:table-cell office:value-type="percentage" office:value="0.77015845772372238" table:style-name="ce39">
            <text:p>77,0%</text:p>
          </table:table-cell>
          <table:table-cell office:value-type="float" office:value="538432" table:style-name="ce38">
            <text:p>538.432</text:p>
          </table:table-cell>
          <table:table-cell office:value-type="percentage" office:value="0.51541757446498926" table:style-name="ce39">
            <text:p>51,5%</text:p>
          </table:table-cell>
          <table:table-cell office:value-type="float" office:value="335738" table:style-name="ce38">
            <text:p>335.738</text:p>
          </table:table-cell>
          <table:table-cell office:value-type="percentage" office:value="0.40019548594348786" table:style-name="ce39">
            <text:p>40,0%</text:p>
          </table:table-cell>
          <table:table-cell office:value-type="float" office:value="112053" table:style-name="ce38">
            <text:p>112.053</text:p>
          </table:table-cell>
          <table:table-cell office:value-type="percentage" office:value="0.17076928704016972" table:style-name="ce39">
            <text:p>17,1%</text:p>
          </table:table-cell>
          <table:table-cell office:value-type="float" office:value="4742781" table:style-name="ce38">
            <text:p>4.742.78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9052597708914498" table:style-name="ce39">
            <text:p>6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838" table:style-name="ce38">
            <text:p>291.838</text:p>
          </table:table-cell>
          <table:table-cell office:value-type="percentage" office:value="1" table:style-name="ce39">
            <text:p>100,0%</text:p>
          </table:table-cell>
          <table:table-cell office:value-type="float" office:value="428790" table:style-name="ce38">
            <text:p>428.790</text:p>
          </table:table-cell>
          <table:table-cell office:value-type="percentage" office:value="0.97928114337393979" table:style-name="ce39">
            <text:p>97,9%</text:p>
          </table:table-cell>
          <table:table-cell office:value-type="float" office:value="535595" table:style-name="ce38">
            <text:p>535.595</text:p>
          </table:table-cell>
          <table:table-cell office:value-type="percentage" office:value="0.92228203220784943" table:style-name="ce39">
            <text:p>92,2%</text:p>
          </table:table-cell>
          <table:table-cell office:value-type="float" office:value="693509" table:style-name="ce38">
            <text:p>693.509</text:p>
          </table:table-cell>
          <table:table-cell office:value-type="percentage" office:value="0.92180999396544616" table:style-name="ce39">
            <text:p>92,2%</text:p>
          </table:table-cell>
          <table:table-cell office:value-type="float" office:value="704833" table:style-name="ce38">
            <text:p>704.833</text:p>
          </table:table-cell>
          <table:table-cell office:value-type="percentage" office:value="0.82766901365449019" table:style-name="ce39">
            <text:p>82,8%</text:p>
          </table:table-cell>
          <table:table-cell office:value-type="float" office:value="300602" table:style-name="ce38">
            <text:p>300.602</text:p>
          </table:table-cell>
          <table:table-cell office:value-type="percentage" office:value="0.46334925604114935" table:style-name="ce39">
            <text:p>46,3%</text:p>
          </table:table-cell>
          <table:table-cell office:value-type="float" office:value="88788" table:style-name="ce38">
            <text:p>88.788</text:p>
          </table:table-cell>
          <table:table-cell office:value-type="percentage" office:value="0.17202776066309389" table:style-name="ce39">
            <text:p>17,2%</text:p>
          </table:table-cell>
          <table:table-cell office:value-type="float" office:value="13883" table:style-name="ce38">
            <text:p>13.883</text:p>
          </table:table-cell>
          <table:table-cell office:value-type="percentage" office:value="3.2701969938591056E-2" table:style-name="ce39">
            <text:p>3,3%</text:p>
          </table:table-cell>
          <table:table-cell office:value-type="float" office:value="3057838" table:style-name="ce38">
            <text:p>3.057.83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8126677775156241" table:style-name="ce39">
            <text:p>6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97" table:style-name="ce38">
            <text:p>76.997</text:p>
          </table:table-cell>
          <table:table-cell office:value-type="percentage" office:value="1" table:style-name="ce39">
            <text:p>100,0%</text:p>
          </table:table-cell>
          <table:table-cell office:value-type="float" office:value="94971" table:style-name="ce38">
            <text:p>94.971</text:p>
          </table:table-cell>
          <table:table-cell office:value-type="percentage" office:value="1" table:style-name="ce39">
            <text:p>100,0%</text:p>
          </table:table-cell>
          <table:table-cell office:value-type="float" office:value="128658" table:style-name="ce38">
            <text:p>128.658</text:p>
          </table:table-cell>
          <table:table-cell office:value-type="percentage" office:value="1.026824265545065" table:style-name="ce39">
            <text:p>102,7%</text:p>
          </table:table-cell>
          <table:table-cell office:value-type="float" office:value="157275" table:style-name="ce38">
            <text:p>157.275</text:p>
          </table:table-cell>
          <table:table-cell office:value-type="percentage" office:value="0.92943338691376698" table:style-name="ce39">
            <text:p>92,9%</text:p>
          </table:table-cell>
          <table:table-cell office:value-type="float" office:value="140081" table:style-name="ce38">
            <text:p>140.081</text:p>
          </table:table-cell>
          <table:table-cell office:value-type="percentage" office:value="0.87828382258893756" table:style-name="ce39">
            <text:p>87,8%</text:p>
          </table:table-cell>
          <table:table-cell office:value-type="float" office:value="93211" table:style-name="ce38">
            <text:p>93.211</text:p>
          </table:table-cell>
          <table:table-cell office:value-type="percentage" office:value="0.69831958585245624" table:style-name="ce39">
            <text:p>69,8%</text:p>
          </table:table-cell>
          <table:table-cell office:value-type="float" office:value="33343" table:style-name="ce38">
            <text:p>33.343</text:p>
          </table:table-cell>
          <table:table-cell office:value-type="percentage" office:value="0.29423755735968937" table:style-name="ce39">
            <text:p>29,4%</text:p>
          </table:table-cell>
          <table:table-cell office:value-type="float" office:value="2574" table:style-name="ce38">
            <text:p>2.574</text:p>
          </table:table-cell>
          <table:table-cell office:value-type="percentage" office:value="3.0371681415929202E-2" table:style-name="ce39">
            <text:p>3,0%</text:p>
          </table:table-cell>
          <table:table-cell office:value-type="float" office:value="727110" table:style-name="ce38">
            <text:p>727.11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6261986895830558" table:style-name="ce39">
            <text:p>7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669" table:style-name="ce38">
            <text:p>239.669</text:p>
          </table:table-cell>
          <table:table-cell office:value-type="percentage" office:value="1" table:style-name="ce39">
            <text:p>100,0%</text:p>
          </table:table-cell>
          <table:table-cell office:value-type="float" office:value="288705" table:style-name="ce38">
            <text:p>288.705</text:p>
          </table:table-cell>
          <table:table-cell office:value-type="percentage" office:value="0.9963521786845756" table:style-name="ce39">
            <text:p>99,6%</text:p>
          </table:table-cell>
          <table:table-cell office:value-type="float" office:value="336797" table:style-name="ce38">
            <text:p>336.797</text:p>
          </table:table-cell>
          <table:table-cell office:value-type="percentage" office:value="0.97080077364978801" table:style-name="ce39">
            <text:p>97,1%</text:p>
          </table:table-cell>
          <table:table-cell office:value-type="float" office:value="380159" table:style-name="ce38">
            <text:p>380.159</text:p>
          </table:table-cell>
          <table:table-cell office:value-type="percentage" office:value="0.93660828453099243" table:style-name="ce39">
            <text:p>93,7%</text:p>
          </table:table-cell>
          <table:table-cell office:value-type="float" office:value="386588" table:style-name="ce38">
            <text:p>386.588</text:p>
          </table:table-cell>
          <table:table-cell office:value-type="percentage" office:value="0.87222401465634525" table:style-name="ce39">
            <text:p>87,2%</text:p>
          </table:table-cell>
          <table:table-cell office:value-type="float" office:value="185110" table:style-name="ce38">
            <text:p>185.110</text:p>
          </table:table-cell>
          <table:table-cell office:value-type="percentage" office:value="0.57237297778657303" table:style-name="ce39">
            <text:p>57,2%</text:p>
          </table:table-cell>
          <table:table-cell office:value-type="float" office:value="31386" table:style-name="ce38">
            <text:p>31.386</text:p>
          </table:table-cell>
          <table:table-cell office:value-type="percentage" office:value="0.13588130625462699" table:style-name="ce39">
            <text:p>13,6%</text:p>
          </table:table-cell>
          <table:table-cell office:value-type="float" office:value="2550" table:style-name="ce38">
            <text:p>2.550</text:p>
          </table:table-cell>
          <table:table-cell office:value-type="percentage" office:value="1.4166115762164805E-2" table:style-name="ce39">
            <text:p>1,4%</text:p>
          </table:table-cell>
          <table:table-cell office:value-type="float" office:value="1850964" table:style-name="ce38">
            <text:p>1.850.96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541113311607226" table:style-name="ce39">
            <text:p>7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92" table:style-name="ce38">
            <text:p>23.092</text:p>
          </table:table-cell>
          <table:table-cell office:value-type="percentage" office:value="1" table:style-name="ce39">
            <text:p>100,0%</text:p>
          </table:table-cell>
          <table:table-cell office:value-type="float" office:value="28433" table:style-name="ce38">
            <text:p>28.433</text:p>
          </table:table-cell>
          <table:table-cell office:value-type="percentage" office:value="1" table:style-name="ce39">
            <text:p>100,0%</text:p>
          </table:table-cell>
          <table:table-cell office:value-type="float" office:value="36091" table:style-name="ce38">
            <text:p>36.091</text:p>
          </table:table-cell>
          <table:table-cell office:value-type="percentage" office:value="0.95686409671774753" table:style-name="ce39">
            <text:p>95,7%</text:p>
          </table:table-cell>
          <table:table-cell office:value-type="float" office:value="43214" table:style-name="ce38">
            <text:p>43.214</text:p>
          </table:table-cell>
          <table:table-cell office:value-type="percentage" office:value="0.90663813360187984" table:style-name="ce39">
            <text:p>90,7%</text:p>
          </table:table-cell>
          <table:table-cell office:value-type="float" office:value="42989" table:style-name="ce38">
            <text:p>42.989</text:p>
          </table:table-cell>
          <table:table-cell office:value-type="percentage" office:value="0.81192513267984967" table:style-name="ce39">
            <text:p>81,2%</text:p>
          </table:table-cell>
          <table:table-cell office:value-type="float" office:value="20441" table:style-name="ce38">
            <text:p>20.441</text:p>
          </table:table-cell>
          <table:table-cell office:value-type="percentage" office:value="0.51987588697576237" table:style-name="ce39">
            <text:p>52,0%</text:p>
          </table:table-cell>
          <table:table-cell office:value-type="float" office:value="6817" table:style-name="ce38">
            <text:p>6.817</text:p>
          </table:table-cell>
          <table:table-cell office:value-type="percentage" office:value="0.22381640291549018" table:style-name="ce39">
            <text:p>22,4%</text:p>
          </table:table-cell>
          <table:table-cell office:value-type="float" office:value="1336" table:style-name="ce38">
            <text:p>1.336</text:p>
          </table:table-cell>
          <table:table-cell office:value-type="percentage" office:value="5.2326492245025849E-2" table:style-name="ce39">
            <text:p>5,2%</text:p>
          </table:table-cell>
          <table:table-cell office:value-type="float" office:value="202413" table:style-name="ce38">
            <text:p>202.41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1279712645702009" table:style-name="ce39">
            <text:p>7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158" table:style-name="ce38">
            <text:p>369.158</text:p>
          </table:table-cell>
          <table:table-cell office:value-type="percentage" office:value="1" table:style-name="ce39">
            <text:p>100,0%</text:p>
          </table:table-cell>
          <table:table-cell office:value-type="float" office:value="505644" table:style-name="ce38">
            <text:p>505.644</text:p>
          </table:table-cell>
          <table:table-cell office:value-type="percentage" office:value="0.96115237007228926" table:style-name="ce39">
            <text:p>96,1%</text:p>
          </table:table-cell>
          <table:table-cell office:value-type="float" office:value="664398" table:style-name="ce38">
            <text:p>664.398</text:p>
          </table:table-cell>
          <table:table-cell office:value-type="percentage" office:value="0.94465558498726754" table:style-name="ce39">
            <text:p>94,5%</text:p>
          </table:table-cell>
          <table:table-cell office:value-type="float" office:value="905499" table:style-name="ce38">
            <text:p>905.499</text:p>
          </table:table-cell>
          <table:table-cell office:value-type="percentage" office:value="0.93083349523994563" table:style-name="ce39">
            <text:p>93,1%</text:p>
          </table:table-cell>
          <table:table-cell office:value-type="float" office:value="937291" table:style-name="ce38">
            <text:p>937.291</text:p>
          </table:table-cell>
          <table:table-cell office:value-type="percentage" office:value="0.80387162287912817" table:style-name="ce39">
            <text:p>80,4%</text:p>
          </table:table-cell>
          <table:table-cell office:value-type="float" office:value="551981" table:style-name="ce38">
            <text:p>551.981</text:p>
          </table:table-cell>
          <table:table-cell office:value-type="percentage" office:value="0.58125289583421091" table:style-name="ce39">
            <text:p>58,1%</text:p>
          </table:table-cell>
          <table:table-cell office:value-type="float" office:value="292726" table:style-name="ce38">
            <text:p>292.726</text:p>
          </table:table-cell>
          <table:table-cell office:value-type="percentage" office:value="0.39425704569177411" table:style-name="ce39">
            <text:p>39,4%</text:p>
          </table:table-cell>
          <table:table-cell office:value-type="float" office:value="55836" table:style-name="ce38">
            <text:p>55.836</text:p>
          </table:table-cell>
          <table:table-cell office:value-type="percentage" office:value="0.10087039465839991" table:style-name="ce39">
            <text:p>10,1%</text:p>
          </table:table-cell>
          <table:table-cell office:value-type="float" office:value="4282533" table:style-name="ce38">
            <text:p>4.282.53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1638978463640546" table:style-name="ce39">
            <text:p>7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79" table:style-name="ce38">
            <text:p>72.479</text:p>
          </table:table-cell>
          <table:table-cell office:value-type="percentage" office:value="1" table:style-name="ce39">
            <text:p>100,0%</text:p>
          </table:table-cell>
          <table:table-cell office:value-type="float" office:value="99807" table:style-name="ce38">
            <text:p>99.807</text:p>
          </table:table-cell>
          <table:table-cell office:value-type="percentage" office:value="0.96995111711484072" table:style-name="ce39">
            <text:p>97,0%</text:p>
          </table:table-cell>
          <table:table-cell office:value-type="float" office:value="132515" table:style-name="ce38">
            <text:p>132.515</text:p>
          </table:table-cell>
          <table:table-cell office:value-type="percentage" office:value="0.90202097897337807" table:style-name="ce39">
            <text:p>90,2%</text:p>
          </table:table-cell>
          <table:table-cell office:value-type="float" office:value="189326" table:style-name="ce38">
            <text:p>189.326</text:p>
          </table:table-cell>
          <table:table-cell office:value-type="percentage" office:value="0.88778744794988185" table:style-name="ce39">
            <text:p>88,8%</text:p>
          </table:table-cell>
          <table:table-cell office:value-type="float" office:value="200612" table:style-name="ce38">
            <text:p>200.612</text:p>
          </table:table-cell>
          <table:table-cell office:value-type="percentage" office:value="0.78932313491267214" table:style-name="ce39">
            <text:p>78,9%</text:p>
          </table:table-cell>
          <table:table-cell office:value-type="float" office:value="117333" table:style-name="ce38">
            <text:p>117.333</text:p>
          </table:table-cell>
          <table:table-cell office:value-type="percentage" office:value="0.56139385559058963" table:style-name="ce39">
            <text:p>56,1%</text:p>
          </table:table-cell>
          <table:table-cell office:value-type="float" office:value="45065" table:style-name="ce38">
            <text:p>45.065</text:p>
          </table:table-cell>
          <table:table-cell office:value-type="percentage" office:value="0.26162858204449396" table:style-name="ce39">
            <text:p>26,2%</text:p>
          </table:table-cell>
          <table:table-cell office:value-type="float" office:value="1798" table:style-name="ce38">
            <text:p>1.798</text:p>
          </table:table-cell>
          <table:table-cell office:value-type="percentage" office:value="1.267143078636165E-2" table:style-name="ce39">
            <text:p>1,3%</text:p>
          </table:table-cell>
          <table:table-cell office:value-type="float" office:value="858935" table:style-name="ce38">
            <text:p>858.93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5560700903798608" table:style-name="ce39">
            <text:p>6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8" table:style-name="ce38">
            <text:p>41.938</text:p>
          </table:table-cell>
          <table:table-cell office:value-type="percentage" office:value="1" table:style-name="ce39">
            <text:p>100,0%</text:p>
          </table:table-cell>
          <table:table-cell office:value-type="float" office:value="55534" table:style-name="ce38">
            <text:p>55.534</text:p>
          </table:table-cell>
          <table:table-cell office:value-type="percentage" office:value="0.9953756811012332" table:style-name="ce39">
            <text:p>99,5%</text:p>
          </table:table-cell>
          <table:table-cell office:value-type="float" office:value="69100" table:style-name="ce38">
            <text:p>69.100</text:p>
          </table:table-cell>
          <table:table-cell office:value-type="percentage" office:value="0.93575645956340392" table:style-name="ce39">
            <text:p>93,6%</text:p>
          </table:table-cell>
          <table:table-cell office:value-type="float" office:value="87724" table:style-name="ce38">
            <text:p>87.724</text:p>
          </table:table-cell>
          <table:table-cell office:value-type="percentage" office:value="0.90723312718472704" table:style-name="ce39">
            <text:p>90,7%</text:p>
          </table:table-cell>
          <table:table-cell office:value-type="float" office:value="88356" table:style-name="ce38">
            <text:p>88.356</text:p>
          </table:table-cell>
          <table:table-cell office:value-type="percentage" office:value="0.818095961185904" table:style-name="ce39">
            <text:p>81,8%</text:p>
          </table:table-cell>
          <table:table-cell office:value-type="float" office:value="50915" table:style-name="ce38">
            <text:p>50.915</text:p>
          </table:table-cell>
          <table:table-cell office:value-type="percentage" office:value="0.6259450953393737" table:style-name="ce39">
            <text:p>62,6%</text:p>
          </table:table-cell>
          <table:table-cell office:value-type="float" office:value="28492" table:style-name="ce38">
            <text:p>28.492</text:p>
          </table:table-cell>
          <table:table-cell office:value-type="percentage" office:value="0.41821891467406463" table:style-name="ce39">
            <text:p>41,8%</text:p>
          </table:table-cell>
          <table:table-cell office:value-type="float" office:value="5400" table:style-name="ce38">
            <text:p>5.400</text:p>
          </table:table-cell>
          <table:table-cell office:value-type="percentage" office:value="9.5765056394977649E-2" table:style-name="ce39">
            <text:p>9,6%</text:p>
          </table:table-cell>
          <table:table-cell office:value-type="float" office:value="427459" table:style-name="ce38">
            <text:p>427.45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3528177323971278" table:style-name="ce39">
            <text:p>73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12" table:style-name="ce38">
            <text:p>161.412</text:p>
          </table:table-cell>
          <table:table-cell office:value-type="percentage" office:value="1.0219183285849953" table:style-name="ce39">
            <text:p>102,2%</text:p>
          </table:table-cell>
          <table:table-cell office:value-type="float" office:value="211439" table:style-name="ce38">
            <text:p>211.439</text:p>
          </table:table-cell>
          <table:table-cell office:value-type="percentage" office:value="0.99229401025900943" table:style-name="ce39">
            <text:p>99,2%</text:p>
          </table:table-cell>
          <table:table-cell office:value-type="float" office:value="268826" table:style-name="ce38">
            <text:p>268.826</text:p>
          </table:table-cell>
          <table:table-cell office:value-type="percentage" office:value="0.95968499102167293" table:style-name="ce39">
            <text:p>96,0%</text:p>
          </table:table-cell>
          <table:table-cell office:value-type="float" office:value="309077" table:style-name="ce38">
            <text:p>309.077</text:p>
          </table:table-cell>
          <table:table-cell office:value-type="percentage" office:value="0.90911149871903096" table:style-name="ce39">
            <text:p>90,9%</text:p>
          </table:table-cell>
          <table:table-cell office:value-type="float" office:value="298329" table:style-name="ce38">
            <text:p>298.329</text:p>
          </table:table-cell>
          <table:table-cell office:value-type="percentage" office:value="0.82381058892727255" table:style-name="ce39">
            <text:p>82,4%</text:p>
          </table:table-cell>
          <table:table-cell office:value-type="float" office:value="146272" table:style-name="ce38">
            <text:p>146.272</text:p>
          </table:table-cell>
          <table:table-cell office:value-type="percentage" office:value="0.56141212774858662" table:style-name="ce39">
            <text:p>56,1%</text:p>
          </table:table-cell>
          <table:table-cell office:value-type="float" office:value="51598" table:style-name="ce38">
            <text:p>51.598</text:p>
          </table:table-cell>
          <table:table-cell office:value-type="percentage" office:value="0.25602627844433196" table:style-name="ce39">
            <text:p>25,6%</text:p>
          </table:table-cell>
          <table:table-cell office:value-type="float" office:value="11972" table:style-name="ce38">
            <text:p>11.972</text:p>
          </table:table-cell>
          <table:table-cell office:value-type="percentage" office:value="7.100577678137196E-2" table:style-name="ce39">
            <text:p>7,1%</text:p>
          </table:table-cell>
          <table:table-cell office:value-type="float" office:value="1458925" table:style-name="ce38">
            <text:p>1.458.92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536638905452423" table:style-name="ce39">
            <text:p>73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0" table:style-name="ce38">
            <text:p>2.350</text:p>
          </table:table-cell>
          <table:table-cell office:value-type="percentage" office:value="0.90211132437619956" table:style-name="ce39">
            <text:p>90,2%</text:p>
          </table:table-cell>
          <table:table-cell office:value-type="float" office:value="3806" table:style-name="ce38">
            <text:p>3.806</text:p>
          </table:table-cell>
          <table:table-cell office:value-type="percentage" office:value="0.88142658638258453" table:style-name="ce39">
            <text:p>88,1%</text:p>
          </table:table-cell>
          <table:table-cell office:value-type="float" office:value="7106" table:style-name="ce38">
            <text:p>7.106</text:p>
          </table:table-cell>
          <table:table-cell office:value-type="percentage" office:value="0.90441644393534426" table:style-name="ce39">
            <text:p>90,4%</text:p>
          </table:table-cell>
          <table:table-cell office:value-type="float" office:value="9823" table:style-name="ce38">
            <text:p>9.823</text:p>
          </table:table-cell>
          <table:table-cell office:value-type="percentage" office:value="0.8500346140533056" table:style-name="ce39">
            <text:p>85,0%</text:p>
          </table:table-cell>
          <table:table-cell office:value-type="float" office:value="9835" table:style-name="ce38">
            <text:p>9.835</text:p>
          </table:table-cell>
          <table:table-cell office:value-type="percentage" office:value="0.77796234772978956" table:style-name="ce39">
            <text:p>77,8%</text:p>
          </table:table-cell>
          <table:table-cell office:value-type="float" office:value="7308" table:style-name="ce38">
            <text:p>7.308</text:p>
          </table:table-cell>
          <table:table-cell office:value-type="percentage" office:value="0.61442744240793679" table:style-name="ce39">
            <text:p>61,4%</text:p>
          </table:table-cell>
          <table:table-cell office:value-type="float" office:value="6261" table:style-name="ce38">
            <text:p>6.261</text:p>
          </table:table-cell>
          <table:table-cell office:value-type="percentage" office:value="0.57089450168687883" table:style-name="ce39">
            <text:p>57,1%</text:p>
          </table:table-cell>
          <table:table-cell office:value-type="float" office:value="2700" table:style-name="ce38">
            <text:p>2.700</text:p>
          </table:table-cell>
          <table:table-cell office:value-type="percentage" office:value="0.29585798816568049" table:style-name="ce39">
            <text:p>29,6%</text:p>
          </table:table-cell>
          <table:table-cell office:value-type="float" office:value="49189" table:style-name="ce38">
            <text:p>49.18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314450785598536" table:style-name="ce39">
            <text:p>69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7" table:style-name="ce38">
            <text:p>1.937</text:p>
          </table:table-cell>
          <table:table-cell office:value-type="percentage" office:value="0.82460621541081314" table:style-name="ce39">
            <text:p>82,5%</text:p>
          </table:table-cell>
          <table:table-cell office:value-type="float" office:value="3195" table:style-name="ce38">
            <text:p>3.195</text:p>
          </table:table-cell>
          <table:table-cell office:value-type="percentage" office:value="0.85245464247598723" table:style-name="ce39">
            <text:p>85,2%</text:p>
          </table:table-cell>
          <table:table-cell office:value-type="float" office:value="6804" table:style-name="ce38">
            <text:p>6.804</text:p>
          </table:table-cell>
          <table:table-cell office:value-type="percentage" office:value="0.86929858183211961" table:style-name="ce39">
            <text:p>86,9%</text:p>
          </table:table-cell>
          <table:table-cell office:value-type="float" office:value="9133" table:style-name="ce38">
            <text:p>9.133</text:p>
          </table:table-cell>
          <table:table-cell office:value-type="percentage" office:value="0.80830161961235503" table:style-name="ce39">
            <text:p>80,8%</text:p>
          </table:table-cell>
          <table:table-cell office:value-type="float" office:value="9246" table:style-name="ce38">
            <text:p>9.246</text:p>
          </table:table-cell>
          <table:table-cell office:value-type="percentage" office:value="0.77037160473254462" table:style-name="ce39">
            <text:p>77,0%</text:p>
          </table:table-cell>
          <table:table-cell office:value-type="float" office:value="7302" table:style-name="ce38">
            <text:p>7.302</text:p>
          </table:table-cell>
          <table:table-cell office:value-type="percentage" office:value="0.60182972059671969" table:style-name="ce39">
            <text:p>60,2%</text:p>
          </table:table-cell>
          <table:table-cell office:value-type="float" office:value="6267" table:style-name="ce38">
            <text:p>6.267</text:p>
          </table:table-cell>
          <table:table-cell office:value-type="percentage" office:value="0.52246769487286371" table:style-name="ce39">
            <text:p>52,2%</text:p>
          </table:table-cell>
          <table:table-cell office:value-type="float" office:value="2950" table:style-name="ce38">
            <text:p>2.950</text:p>
          </table:table-cell>
          <table:table-cell office:value-type="percentage" office:value="0.30812617505744727" table:style-name="ce39">
            <text:p>30,8%</text:p>
          </table:table-cell>
          <table:table-cell office:value-type="float" office:value="46834" table:style-name="ce38">
            <text:p>46.83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03127158909865" table:style-name="ce39">
            <text:p>66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274" table:style-name="ce38">
            <text:p>3.274</text:p>
          </table:table-cell>
          <table:table-cell office:value-type="string" table:style-name="ce39">
            <text:p>-</text:p>
          </table:table-cell>
          <table:table-cell office:value-type="float" office:value="8611" table:style-name="ce38">
            <text:p>8.611</text:p>
          </table:table-cell>
          <table:table-cell office:value-type="string" table:style-name="ce39">
            <text:p>-</text:p>
          </table:table-cell>
          <table:table-cell office:value-type="float" office:value="19593" table:style-name="ce38">
            <text:p>19.593</text:p>
          </table:table-cell>
          <table:table-cell office:value-type="string" table:style-name="ce39">
            <text:p>-</text:p>
          </table:table-cell>
          <table:table-cell office:value-type="float" office:value="27125" table:style-name="ce38">
            <text:p>27.125</text:p>
          </table:table-cell>
          <table:table-cell office:value-type="string" table:style-name="ce39">
            <text:p>-</text:p>
          </table:table-cell>
          <table:table-cell office:value-type="float" office:value="19856" table:style-name="ce38">
            <text:p>19.856</text:p>
          </table:table-cell>
          <table:table-cell office:value-type="string" table:style-name="ce39">
            <text:p>-</text:p>
          </table:table-cell>
          <table:table-cell office:value-type="float" office:value="715" table:style-name="ce38">
            <text:p>715</text:p>
          </table:table-cell>
          <table:table-cell office:value-type="string" table:style-name="ce39">
            <text:p>-</text:p>
          </table:table-cell>
          <table:table-cell office:value-type="float" office:value="79213" table:style-name="ce38">
            <text:p>79.21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4" table:style-name="ce41">
            <text:p>144</text:p>
          </table:table-cell>
          <table:table-cell office:value-type="string" table:style-name="ce42">
            <text:p>-</text:p>
          </table:table-cell>
          <table:table-cell office:value-type="float" office:value="434" table:style-name="ce41">
            <text:p>434</text:p>
          </table:table-cell>
          <table:table-cell office:value-type="string" table:style-name="ce42">
            <text:p>-</text:p>
          </table:table-cell>
          <table:table-cell office:value-type="float" office:value="790" table:style-name="ce41">
            <text:p>790</text:p>
          </table:table-cell>
          <table:table-cell office:value-type="string" table:style-name="ce42">
            <text:p>-</text:p>
          </table:table-cell>
          <table:table-cell office:value-type="float" office:value="824" table:style-name="ce41">
            <text:p>824</text:p>
          </table:table-cell>
          <table:table-cell office:value-type="string" table:style-name="ce42">
            <text:p>-</text:p>
          </table:table-cell>
          <table:table-cell office:value-type="float" office:value="718" table:style-name="ce41">
            <text:p>718</text:p>
          </table:table-cell>
          <table:table-cell office:value-type="string" table:style-name="ce42">
            <text:p>-</text:p>
          </table:table-cell>
          <table:table-cell office:value-type="float" office:value="59" table:style-name="ce41">
            <text:p>59</text:p>
          </table:table-cell>
          <table:table-cell office:value-type="string" table:style-name="ce42">
            <text:p>-</text:p>
          </table:table-cell>
          <table:table-cell office:value-type="float" office:value="3004" table:style-name="ce41">
            <text:p>3.00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8331" table:style-name="ce45">
            <text:p>2.888.331</text:p>
          </table:table-cell>
          <table:table-cell office:value-type="percentage" office:value="1" table:style-name="ce46">
            <text:p>100,0%</text:p>
          </table:table-cell>
          <table:table-cell office:value-type="float" office:value="3889360" table:style-name="ce45">
            <text:p>3.889.360</text:p>
          </table:table-cell>
          <table:table-cell office:value-type="percentage" office:value="0.98215045536098711" table:style-name="ce46">
            <text:p>98,2%</text:p>
          </table:table-cell>
          <table:table-cell office:value-type="float" office:value="4999369" table:style-name="ce45">
            <text:p>4.999.369</text:p>
          </table:table-cell>
          <table:table-cell office:value-type="percentage" office:value="0.93674013759826236" table:style-name="ce46">
            <text:p>93,7%</text:p>
          </table:table-cell>
          <table:table-cell office:value-type="float" office:value="6298705" table:style-name="ce45">
            <text:p>6.298.705</text:p>
          </table:table-cell>
          <table:table-cell office:value-type="percentage" office:value="0.89555395428550955" table:style-name="ce46">
            <text:p>89,6%</text:p>
          </table:table-cell>
          <table:table-cell office:value-type="float" office:value="6363495" table:style-name="ce45">
            <text:p>6.363.495</text:p>
          </table:table-cell>
          <table:table-cell office:value-type="percentage" office:value="0.80634909652969933" table:style-name="ce46">
            <text:p>80,6%</text:p>
          </table:table-cell>
          <table:table-cell office:value-type="float" office:value="3489451" table:style-name="ce45">
            <text:p>3.489.451</text:p>
          </table:table-cell>
          <table:table-cell office:value-type="percentage" office:value="0.56006826524704745" table:style-name="ce46">
            <text:p>56,0%</text:p>
          </table:table-cell>
          <table:table-cell office:value-type="float" office:value="1568782" table:style-name="ce45">
            <text:p>1.568.782</text:p>
          </table:table-cell>
          <table:table-cell office:value-type="percentage" office:value="0.31726920463370439" table:style-name="ce46">
            <text:p>31,7%</text:p>
          </table:table-cell>
          <table:table-cell office:value-type="float" office:value="296515" table:style-name="ce45">
            <text:p>296.515</text:p>
          </table:table-cell>
          <table:table-cell office:value-type="percentage" office:value="7.6250692393265998E-2" table:style-name="ce46">
            <text:p>7,6%</text:p>
          </table:table-cell>
          <table:table-cell office:value-type="float" office:value="29794008" table:style-name="ce45">
            <text:p>29.794.00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0736301932104328" table:style-name="ce46">
            <text:p>70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6T15:25:51Z</meta:creation-date>
    <dc:date>2021-08-16T15:26:13Z</dc:date>
  </office:meta>
</office:document-meta>
</file>